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Standard"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Standard"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Standard"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Standard"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Heading_20_1">
      <style:paragraph-properties fo:break-before="page"/>
    </style:style>
    <style:style style:name="P141" style:family="paragraph" style:parent-style-name="Text_20_body" style:list-style-name="L43"/>
    <style:style style:name="P142" style:family="paragraph" style:parent-style-name="Text_20_body" style:list-style-name="L44"/>
    <style:style style:name="P143" style:family="paragraph" style:parent-style-name="Standard"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Standard" style:list-style-name="L46"/>
    <style:style style:name="P147" style:family="paragraph" style:parent-style-name="Text_20_body" style:list-style-name="L48"/>
    <style:style style:name="P148" style:family="paragraph" style:parent-style-name="Code_20_Indent">
      <style:text-properties fo:color="#dc2300"/>
    </style:style>
    <style:style style:name="P149" style:family="paragraph" style:parent-style-name="Footnote">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_20_indent" style:list-style-name="L50">
      <style:text-properties style:language-asian="zh" style:country-asian="TW"/>
    </style:style>
    <style:style style:name="P152" style:family="paragraph" style:parent-style-name="Code_20_Indent">
      <style:text-properties fo:color="#0000ff"/>
    </style:style>
    <style:style style:name="P153" style:family="paragraph" style:parent-style-name="Text_20_body" style:list-style-name="L51">
      <style:text-properties style:language-asian="zh" style:country-asian="TW"/>
    </style:style>
    <style:style style:name="P154" style:family="paragraph" style:parent-style-name="Text_20_body_20_indent" style:list-style-name="L52">
      <style:paragraph-properties fo:margin-left="0cm" fo:margin-right="0cm" fo:text-indent="0cm" style:auto-text-indent="false"/>
    </style:style>
    <style:style style:name="P155" style:family="paragraph" style:parent-style-name="Text_20_body_20_indent_20_2" style:list-style-name="L53"/>
    <style:style style:name="P156" style:family="paragraph" style:parent-style-name="Text_20_body_20_indent_20_2" style:list-style-name="L54">
      <style:paragraph-properties fo:margin-left="0cm" fo:margin-right="0cm" fo:text-indent="0cm" style:auto-text-indent="false"/>
    </style:style>
    <style:style style:name="P157" style:family="paragraph" style:parent-style-name="Text_20_body_20_indent_20_2" style:list-style-name="L55">
      <style:paragraph-properties fo:margin-left="0cm" fo:margin-right="0cm" fo:text-indent="0cm" style:auto-text-indent="false"/>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57">
      <style:text-properties style:language-asian="zh" style:country-asian="TW"/>
    </style:style>
    <style:style style:name="P160" style:family="paragraph" style:parent-style-name="Table_20_Heading">
      <style:paragraph-properties fo:text-align="start" style:justify-single-word="false"/>
    </style:style>
    <style:style style:name="P161" style:family="paragraph" style:parent-style-name="Heading_20_1">
      <style:paragraph-properties fo:margin-left="0cm" fo:margin-right="0cm"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able_20_Contents">
      <style:text-properties fo:font-size="9pt" style:font-size-asian="9pt" style:language-asian="zh" style:country-asian="TW" style:font-size-complex="9pt"/>
    </style:style>
    <style:style style:name="P164" style:family="paragraph" style:parent-style-name="Text_20_body">
      <style:paragraph-properties fo:margin-left="0cm" fo:margin-right="0cm" fo:text-indent="0cm" style:auto-text-indent="false"/>
      <style:text-properties style:language-asian="zh" style:country-asian="TW"/>
    </style:style>
    <style:style style:name="P165" style:family="paragraph" style:parent-style-name="Text_20_body_20_indent" style:list-style-name="L58"/>
    <style:style style:name="P166" style:family="paragraph" style:parent-style-name="Text_20_body_20_indent_20_2" style:list-style-name="L59"/>
    <style:style style:name="P167" style:family="paragraph" style:parent-style-name="Text_20_body_20_indent" style:list-style-name="L60"/>
    <style:style style:name="P168" style:family="paragraph" style:parent-style-name="Tip">
      <style:text-properties fo:font-weight="normal" style:language-asian="zh" style:country-asian="TW" style:font-weight-asian="normal" style:font-weight-complex="normal"/>
    </style:style>
    <style:style style:name="P169" style:family="paragraph" style:parent-style-name="Table_20_Contents" style:list-style-name="L61"/>
    <style:style style:name="P170" style:family="paragraph" style:parent-style-name="Table_20_Contents" style:list-style-name="L62"/>
    <style:style style:name="P171" style:family="paragraph" style:parent-style-name="Table_20_Contents" style:list-style-name="L63"/>
    <style:style style:name="P172" style:family="paragraph" style:parent-style-name="Text_20_body_20_indent" style:list-style-name="L64"/>
    <style:style style:name="P173" style:family="paragraph" style:parent-style-name="Text_20_body_20_indent" style:list-style-name="L65"/>
    <style:style style:name="P174" style:family="paragraph" style:parent-style-name="Text_20_body_20_indent">
      <style:text-properties fo:font-weight="bold" style:language-asian="zh" style:country-asian="TW" style:font-weight-asian="bold" style:font-weight-complex="bold"/>
    </style:style>
    <style:style style:name="P175" style:family="paragraph" style:parent-style-name="Text_20_body_20_indent" style:list-style-name="L66">
      <style:text-properties style:language-asian="zh" style:country-asian="TW"/>
    </style:style>
    <style:style style:name="P176" style:family="paragraph" style:parent-style-name="Footnote">
      <style:paragraph-properties fo:text-align="start" style:justify-single-word="false"/>
    </style:style>
    <style:style style:name="P177" style:family="paragraph" style:parent-style-name="Text_20_body_20_indent">
      <style:text-properties style:font-name="Lucida Console1" style:language-asian="zh" style:country-asian="TW"/>
    </style:style>
    <style:style style:name="P178" style:family="paragraph" style:parent-style-name="Code_20_Indent_20_2">
      <style:text-properties style:use-window-font-color="true" style:language-asian="zh" style:country-asian="TW"/>
    </style:style>
    <style:style style:name="P179" style:family="paragraph" style:parent-style-name="Text_20_body">
      <style:text-properties style:font-name="Verdana1" fo:font-size="10pt" style:font-name-asian="Times-Roman" style:font-size-asian="10pt" style:font-name-complex="Times-Roman" style:font-size-complex="10pt"/>
    </style:style>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_20_indent_20_2" style:list-style-name="L70"/>
    <style:style style:name="P184" style:family="paragraph" style:parent-style-name="Code_20_Indent_20_2">
      <style:text-properties fo:color="#0000ff"/>
    </style:style>
    <style:style style:name="P185" style:family="paragraph" style:parent-style-name="Text_20_body_20_indent_20_2" style:list-style-name="L71">
      <style:paragraph-properties fo:margin-top="0cm" fo:margin-bottom="0.199cm"/>
    </style:style>
    <style:style style:name="P186" style:family="paragraph" style:parent-style-name="Text_20_body" style:list-style-name="L72"/>
    <style:style style:name="P187" style:family="paragraph" style:parent-style-name="Heading_20_4" style:list-style-name="L73"/>
    <style:style style:name="P188" style:family="paragraph" style:parent-style-name="Code_20_Indent" style:list-style-name="L73"/>
    <style:style style:name="P189" style:family="paragraph" style:parent-style-name="Standard" style:list-style-name="L74"/>
    <style:style style:name="P190" style:family="paragraph" style:parent-style-name="Text_20_body" style:list-style-name="L75"/>
    <style:style style:name="P191" style:family="paragraph" style:parent-style-name="Text_20_body_20_indent_20_2" style:list-style-name="L76"/>
    <style:style style:name="P192" style:family="paragraph" style:parent-style-name="Tip" style:list-style-name="L76">
      <style:paragraph-properties fo:margin-left="0cm" fo:margin-right="1cm" fo:text-indent="0cm" style:auto-text-indent="false"/>
    </style:style>
    <style:style style:name="P193" style:family="paragraph" style:parent-style-name="Heading_20_3">
      <style:text-properties style:font-name-asian="細明體" style:font-name-complex="Tahoma4"/>
    </style:style>
    <style:style style:name="P194" style:family="paragraph" style:parent-style-name="Heading_20_3">
      <style:paragraph-properties fo:background-color="transparent" fo:keep-with-next="always">
        <style:tab-stops/>
        <style:background-image/>
      </style:paragraph-properties>
    </style:style>
    <style:style style:name="P195" style:family="paragraph" style:parent-style-name="Text_20_body">
      <style:text-properties fo:font-size="10pt" style:font-size-asian="10pt" style:font-size-complex="10pt"/>
    </style:style>
    <style:style style:name="P196" style:family="paragraph" style:parent-style-name="Standard" style:list-style-name="L77"/>
    <style:style style:name="P197" style:family="paragraph" style:parent-style-name="Tip" style:list-style-name="L77">
      <style:paragraph-properties fo:margin-left="0cm" fo:margin-right="1cm" fo:text-indent="0cm" style:auto-text-indent="false"/>
    </style:style>
    <style:style style:name="P198" style:family="paragraph" style:parent-style-name="Standard" style:list-style-name="L78"/>
    <style:style style:name="P199" style:family="paragraph" style:parent-style-name="Text_20_body_20_indent" style:list-style-name="L79"/>
    <style:style style:name="P200" style:family="paragraph" style:parent-style-name="Text_20_body_20_indent" style:list-style-name="L80"/>
    <style:style style:name="P201" style:family="paragraph" style:parent-style-name="Code_20_Indent">
      <style:text-properties fo:color="#0000ff" fo:font-weight="normal" style:font-weight-asian="normal" style:font-weight-complex="normal"/>
    </style:style>
    <style:style style:name="P202" style:family="paragraph" style:parent-style-name="Text_20_body_20_indent" style:list-style-name="L81"/>
    <style:style style:name="P203" style:family="paragraph" style:parent-style-name="Standard" style:list-style-name="L82"/>
    <style:style style:name="P204" style:family="paragraph" style:parent-style-name="Text_20_body_20_indent" style:list-style-name="L82">
      <style:text-properties style:language-asian="zh" style:country-asian="TW"/>
    </style:style>
    <style:style style:name="P205" style:family="paragraph" style:parent-style-name="Heading_20_3">
      <style:text-properties style:font-name="Tahoma" style:language-asian="zh" style:country-asian="TW"/>
    </style:style>
    <style:style style:name="P20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1"/>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language-asian="zh" style:country-asian="TW"/>
    </style:style>
    <style:style style:name="T53" style:family="text">
      <style:text-properties fo:font-variant="normal" fo:text-transform="none" fo:color="#000000" style:font-name="Verdana2" fo:font-size="10pt" fo:letter-spacing="normal" fo:font-style="normal" fo:font-weight="normal" style:font-size-asian="10pt" style:font-size-complex="10pt"/>
    </style:style>
    <style:style style:name="T54" style:family="text" style:parent-style-name="Source_20_Text">
      <style:text-properties fo:font-variant="normal" fo:text-transform="none" fo:color="#000000" fo:font-size="10pt" fo:letter-spacing="normal" fo:font-style="normal" fo:font-weight="normal" style:font-size-asian="10pt" style:font-size-complex="10pt"/>
    </style:style>
    <style:style style:name="T55" style:family="text" style:parent-style-name="Source_20_Text">
      <style:text-properties fo:font-variant="normal" fo:text-transform="none" fo:color="#000000" fo:font-size="9pt" fo:letter-spacing="normal" fo:font-style="normal" fo:font-weight="normal"/>
    </style:style>
    <style:style style:name="T56" style:family="text" style:parent-style-name="Source_20_Text">
      <style:text-properties fo:font-variant="normal" fo:text-transform="none" fo:color="#000000" fo:letter-spacing="normal"/>
    </style:style>
    <style:style style:name="T57" style:family="text" style:parent-style-name="Source_20_Text">
      <style:text-properties style:font-name="Verdana1"/>
    </style:style>
    <style:style style:name="T58" style:family="text">
      <style:text-properties style:font-name="Verdana3" fo:font-size="9pt" fo:font-style="normal" fo:font-weight="normal"/>
    </style:style>
    <style:style style:name="T59" style:family="text">
      <style:text-properties fo:font-variant="normal" fo:text-transform="none" fo:color="#000000" style:font-name="Verdana2" fo:font-size="9pt" fo:letter-spacing="normal" fo:font-style="normal" fo:font-weight="normal"/>
    </style:style>
    <style:style style:name="T60" style:family="text">
      <style:text-properties fo:font-variant="normal" fo:text-transform="none" fo:color="#000000" style:font-name="Verdana2" fo:font-size="9pt" fo:letter-spacing="normal" fo:font-style="italic" fo:font-weight="normal" style:font-style-asian="italic" style:font-style-complex="italic"/>
    </style:style>
    <style:style style:name="T61" style:family="text" style:parent-style-name="Source_20_Text">
      <style:text-properties fo:font-variant="normal" fo:text-transform="none" fo:color="#000000" fo:font-size="9pt" fo:letter-spacing="normal" fo:font-style="normal" fo:font-weight="normal" style:font-style-asian="italic" style:font-style-complex="italic"/>
    </style:style>
    <style:style style:name="T62" style:family="text">
      <style:text-properties fo:font-variant="normal" fo:text-transform="none" fo:color="#000000" style:font-name="Verdana1" fo:font-size="10pt" fo:letter-spacing="normal" fo:font-style="normal" fo:font-weight="normal" style:font-size-asian="10pt" style:font-size-complex="10pt"/>
    </style:style>
    <style:style style:name="T63"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4" style:family="text" style:parent-style-name="Source_20_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65" style:family="text" style:parent-style-name="Source_20_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66" style:family="text" style:parent-style-name="Source_20_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67"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68"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9" style:family="text" style:parent-style-name="Source_20_Text">
      <style:text-properties fo:font-variant="normal" fo:text-transform="none" fo:color="#000000" fo:font-size="10pt" fo:letter-spacing="normal" fo:font-style="normal" fo:font-weight="normal" style:font-size-asian="10pt" style:language-asian="zh" style:country-asian="TW" style:font-size-complex="10pt"/>
    </style:style>
    <style:style style:name="T70" style:family="text" style:parent-style-name="Source_20_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1" style:family="text" style:parent-style-name="Source_20_Text">
      <style:text-properties style:font-name="Courier New1" fo:font-style="normal" fo:font-weight="normal" style:font-name-asian="Courier New1"/>
    </style:style>
    <style:style style:name="T72" style:family="text" style:parent-style-name="Source_20_Text">
      <style:text-properties fo:font-variant="normal" fo:text-transform="none" fo:color="#000000" style:font-name="Courier New1" fo:font-size="9pt" fo:letter-spacing="normal" fo:font-style="normal" fo:font-weight="normal" style:font-name-asian="Courier New1"/>
    </style:style>
    <style:style style:name="T73" style:family="text">
      <style:text-properties fo:font-size="9pt"/>
    </style:style>
    <style:style style:name="T74" style:family="text">
      <style:text-properties fo:color="#0000ff" fo:font-size="9pt"/>
    </style:style>
    <style:style style:name="T75" style:family="text">
      <style:text-properties fo:font-size="9pt" fo:font-style="normal" fo:font-weight="normal"/>
    </style:style>
    <style:style style:name="T76" style:family="text">
      <style:text-properties fo:font-style="normal" fo:font-weight="normal"/>
    </style:style>
    <style:style style:name="T77" style:family="text">
      <style:text-properties fo:color="#0000ff" fo:font-size="9pt" fo:font-style="normal" fo:font-weight="normal"/>
    </style:style>
    <style:style style:name="T78" style:family="text" style:parent-style-name="Source_20_Text">
      <style:text-properties fo:font-variant="normal" fo:text-transform="none" fo:color="#000000" style:font-name="Verdana2" fo:font-size="9pt" fo:letter-spacing="normal" fo:font-style="normal" fo:font-weight="normal" style:language-asian="zh" style:country-asian="TW"/>
    </style:style>
    <style:style style:name="T79" style:family="text">
      <style:text-properties fo:font-variant="normal" fo:text-transform="none" fo:color="#000000" style:font-name="Arial" fo:font-size="12pt" fo:letter-spacing="normal" fo:font-style="normal" fo:font-weight="normal" style:font-size-asian="12pt" style:font-size-complex="12pt"/>
    </style:style>
    <style:style style:name="T80" style:family="text" style:parent-style-name="Source_20_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parent-style-name="Source_20_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2"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3" style:family="text" style:parent-style-name="Source_20_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4" style:family="text" style:parent-style-name="Source_20_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5" style:family="text">
      <style:text-properties fo:color="#000000" fo:font-size="9pt"/>
    </style:style>
    <style:style style:name="T86" style:family="text">
      <style:text-properties fo:color="#000000" fo:font-size="9pt" fo:font-style="normal" fo:font-weight="normal"/>
    </style:style>
    <style:style style:name="T87" style:family="text">
      <style:text-properties fo:font-variant="normal" fo:text-transform="none" fo:color="#0000ff" style:font-name="Courier New" fo:font-size="9pt" fo:letter-spacing="normal" fo:font-style="normal" fo:font-weight="normal"/>
    </style:style>
    <style:style style:name="T88" style:family="text">
      <style:text-properties fo:font-variant="normal" fo:text-transform="none" fo:color="#0000ff" style:font-name="Courier New" fo:font-size="9pt" fo:letter-spacing="normal" fo:font-style="normal" fo:font-weight="normal" style:font-size-asian="9pt" style:font-size-complex="9pt"/>
    </style:style>
    <style:style style:name="T89" style:family="text">
      <style:text-properties style:font-name="Courier New" fo:font-size="9pt" style:font-size-asian="9pt" style:font-size-complex="9pt"/>
    </style:style>
    <style:style style:name="T90" style:family="text">
      <style:text-properties fo:font-variant="normal" fo:text-transform="none" fo:color="#000000" style:font-name="Arial" fo:font-size="12pt" fo:letter-spacing="normal" fo:font-style="normal" fo:font-weight="normal"/>
    </style:style>
    <style:style style:name="T91" style:family="text" style:parent-style-name="Source_20_Text">
      <style:text-properties fo:font-variant="normal" fo:text-transform="none" fo:color="#0000ff" fo:font-size="10pt" fo:letter-spacing="normal" fo:font-style="normal" fo:font-weight="normal" style:font-size-asian="10pt" style:font-size-complex="10pt"/>
    </style:style>
    <style:style style:name="T92" style:family="text" style:parent-style-name="Source_20_Text">
      <style:text-properties fo:font-variant="normal" fo:text-transform="none" fo:color="#000000" fo:font-size="9pt" fo:letter-spacing="normal" fo:font-style="normal" fo:font-weight="normal" style:language-asian="zh" style:country-asian="TW"/>
    </style:style>
    <style:style style:name="T93" style:family="text">
      <style:text-properties style:font-name="Courier New1" fo:font-size="10pt" style:font-name-asian="Courier New1" style:font-size-asian="10pt" style:font-name-complex="Courier New1" style:font-size-complex="10pt"/>
    </style:style>
    <style:style style:name="T94" style:family="text">
      <style:text-properties fo:color="#0000ff" style:font-name="Courier New1" fo:font-size="10pt" style:font-name-asian="Courier New1" style:font-size-asian="10pt" style:font-name-complex="Courier New1" style:font-size-complex="10pt"/>
    </style:style>
    <style:style style:name="T95" style:family="text">
      <style:text-properties fo:font-size="10pt" style:font-size-asian="10pt" style:font-size-complex="10pt"/>
    </style:style>
    <style:style style:name="T96" style:family="text" style:parent-style-name="Source_20_Text">
      <style:text-properties fo:font-size="10pt" style:font-size-asian="10pt" style:font-size-complex="10pt"/>
    </style:style>
    <style:style style:name="T97" style:family="text" style:parent-style-name="Source_20_Text">
      <style:text-properties style:language-asian="zh" style:country-asian="TW"/>
    </style:style>
    <style:style style:name="T98" style:family="text">
      <style:text-properties fo:color="#0000ff" fo:font-weight="normal" style:font-weight-asian="normal" style:font-weight-complex="normal"/>
    </style:style>
    <style:style style:name="T99" style:family="text" style:parent-style-name="Source_20_Text">
      <style:text-properties fo:font-variant="normal" fo:text-transform="none" fo:color="#000000" fo:letter-spacing="normal" fo:font-style="normal" fo:font-weight="normal"/>
    </style:style>
    <style:style style:name="T100" style:family="text">
      <style:text-properties fo:font-size="9pt" style:font-size-asian="9pt" style:font-size-complex="9pt"/>
    </style:style>
    <style:style style:name="T101" style:family="text">
      <style:text-properties fo:font-size="9pt" style:font-size-asian="9pt" style:language-asian="zh" style:country-asian="TW" style:font-size-complex="9pt"/>
    </style:style>
    <style:style style:name="T102" style:family="text">
      <style:text-properties fo:font-size="9pt" style:font-name-asian="Verdana1" style:font-size-asian="9pt" style:language-asian="zh" style:country-asian="TW" style:font-size-complex="9pt"/>
    </style:style>
    <style:style style:name="T103" style:family="text" style:parent-style-name="Source_20_Text">
      <style:text-properties fo:font-size="9pt" style:font-size-asian="9pt" style:language-asian="zh" style:country-asian="TW" style:font-size-complex="9pt"/>
    </style:style>
    <style:style style:name="T104" style:family="text" style:parent-style-name="Source_20_Text">
      <style:text-properties style:font-name="Times New Roman" fo:font-size="9pt" style:font-size-asian="9pt" style:language-asian="zh" style:country-asian="TW" style:font-size-complex="9pt"/>
    </style:style>
    <style:style style:name="T105" style:family="text" style:parent-style-name="Source_20_Text">
      <style:text-properties style:font-name="Verdana1" fo:font-size="9pt" style:font-size-asian="9pt" style:language-asian="zh" style:country-asian="TW" style:font-size-complex="9pt"/>
    </style:style>
    <style:style style:name="T106" style:family="text" style:parent-style-name="Source_20_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107" style:family="text" style:parent-style-name="Source_20_Text">
      <style:text-properties fo:font-size="9pt" style:font-size-asian="9pt" style:font-size-complex="9pt"/>
    </style:style>
    <style:style style:name="T108" style:family="text">
      <style:text-properties style:font-name="Verdana1" fo:font-size="10pt" style:font-size-asian="10pt" style:language-asian="zh" style:country-asian="TW" style:font-size-complex="10pt"/>
    </style:style>
    <style:style style:name="T109" style:family="text" style:parent-style-name="Source_20_Text">
      <style:text-properties style:font-name="Verdana1" fo:font-size="10pt" style:font-size-asian="10pt" style:language-asian="zh" style:country-asian="TW" style:font-size-complex="10pt"/>
    </style:style>
    <style:style style:name="T110" style:family="text" style:parent-style-name="Source_20_Text">
      <style:text-properties fo:color="#0000ff" style:language-asian="zh" style:country-asian="TW"/>
    </style:style>
    <style:style style:name="T111" style:family="text" style:parent-style-name="Source_20_Text">
      <style:text-properties fo:font-size="10pt" style:font-size-asian="10pt" style:language-asian="zh" style:country-asian="TW" style:font-size-complex="10pt"/>
    </style:style>
    <style:style style:name="T112" style:family="text">
      <style:text-properties fo:font-size="10pt" style:font-size-asian="10pt" style:language-asian="zh" style:country-asian="TW" style:font-size-complex="10pt"/>
    </style:style>
    <style:style style:name="T113" style:family="text">
      <style:text-properties fo:color="#000000" style:language-asian="zh" style:country-asian="TW"/>
    </style:style>
    <style:style style:name="T114" style:family="text" style:parent-style-name="Source_20_Text">
      <style:text-properties fo:font-variant="normal" fo:text-transform="none" fo:color="#000000" fo:font-size="12pt" fo:letter-spacing="normal" fo:font-style="normal" fo:font-weight="normal"/>
    </style:style>
    <style:style style:name="T115" style:family="text">
      <style:text-properties fo:font-variant="normal" fo:text-transform="none" fo:color="#000000" style:font-name="Times New Roman" fo:font-size="10pt" fo:letter-spacing="normal" fo:font-style="normal" fo:font-weight="normal" style:font-size-asian="10pt" style:font-size-complex="10pt"/>
    </style:style>
    <style:style style:name="T116" style:family="text">
      <style:text-properties style:font-name="Verdana1" fo:font-weight="bold" style:language-asian="zh" style:country-asian="TW" style:font-weight-asian="bold" style:font-weight-complex="bold"/>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 New1" fo:font-style="normal" style:language-asian="zh" style:country-asian="TW" style:font-style-asian="normal" style:font-style-complex="normal"/>
    </style:style>
    <style:style style:name="T119" style:family="text">
      <style:text-properties fo:font-weight="normal" style:font-weight-asian="normal" style:font-weight-complex="normal"/>
    </style:style>
    <style:style style:name="T120" style:family="text">
      <style:text-properties fo:color="#0000ff" style:font-name="Courier New1"/>
    </style:style>
    <style:style style:name="T121" style:family="text">
      <style:text-properties fo:color="#0000ff" style:font-name="Courier New1"/>
    </style:style>
    <style:style style:name="T122" style:family="text">
      <style:text-properties fo:color="#0000ff" style:font-name="Courier New1" style:language-asian="zh" style:country-asian="TW"/>
    </style:style>
    <style:style style:name="T123" style:family="text">
      <style:text-properties fo:font-style="normal" fo:font-weight="bold" style:language-asian="zh" style:country-asian="TW" style:font-style-asian="normal" style:font-weight-asian="bold" style:font-style-complex="normal" style:font-weight-complex="bold"/>
    </style:style>
    <style:style style:name="T124" style:family="text">
      <style:text-properties fo:font-style="normal" fo:font-weight="normal" style:language-asian="zh" style:country-asian="TW" style:font-style-asian="normal" style:font-weight-asian="normal" style:font-style-complex="normal" style:font-weight-complex="normal"/>
    </style:style>
    <style:style style:name="T125" style:family="text">
      <style:text-properties style:font-name="Lucida Console1" style:language-asian="zh" style:country-asian="TW"/>
    </style:style>
    <style:style style:name="T126" style:family="text" style:parent-style-name="Source_20_Text">
      <style:text-properties fo:font-weight="normal" style:font-weight-asian="normal" style:font-weight-complex="normal"/>
    </style:style>
    <style:style style:name="T127" style:family="text" style:parent-style-name="Source_20_Text">
      <style:text-properties style:font-name="Verdana1" style:language-asian="zh" style:country-asian="TW"/>
    </style:style>
    <style:style style:name="T12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29" style:family="text" style:parent-style-name="Source_20_Text">
      <style:text-properties fo:font-size="10pt" fo:font-style="italic" style:font-size-asian="10pt" style:language-asian="zh" style:country-asian="TW" style:font-style-asian="italic" style:font-size-complex="10pt" style:font-style-complex="italic"/>
    </style:style>
    <style:style style:name="T130" style:family="text" style:parent-style-name="Source_20_Text">
      <style:text-properties fo:color="#0000ff" fo:font-size="10pt" style:font-size-asian="10pt" style:language-asian="zh" style:country-asian="TW" style:font-size-complex="10pt"/>
    </style:style>
    <style:style style:name="T131" style:family="text" style:parent-style-name="Source_20_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132" style:family="text" style:parent-style-name="Source_20_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3" style:family="text">
      <style:text-properties fo:font-size="10.5pt" style:font-size-asian="10.5pt" style:font-size-complex="10.5pt"/>
    </style:style>
    <style:style style:name="T134" style:family="text" style:parent-style-name="Source_20_Text">
      <style:text-properties fo:font-size="10.5pt" style:font-size-asian="10.5pt" style:font-size-complex="10.5pt"/>
    </style:style>
    <style:style style:name="T135" style:family="text" style:parent-style-name="Source_20_Text">
      <style:text-properties fo:color="#000000"/>
    </style:style>
    <style:style style:name="T136" style:family="text" style:parent-style-name="Source_20_Text">
      <style:text-properties fo:font-style="normal" style:font-style-asian="normal" style:font-style-complex="normal"/>
    </style:style>
    <style:style style:name="T137" style:family="text" style:parent-style-name="Source_20_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38" style:family="text" style:parent-style-name="Source_20_Text">
      <style:text-properties fo:font-variant="normal" fo:text-transform="none" fo:color="#000000" style:font-name="Lucida Console" fo:font-size="9pt" fo:letter-spacing="normal" fo:font-style="normal" fo:font-weight="normal" style:font-style-asian="normal" style:font-style-complex="normal"/>
    </style:style>
    <style:style style:name="T139" style:family="text" style:parent-style-name="Source_20_Text">
      <style:text-properties style:font-name="Tahoma" style:font-name-asian="Tahoma" style:font-name-complex="Tahoma4"/>
    </style:style>
    <style:style style:name="T140" style:family="text" style:parent-style-name="Source_20_Text">
      <style:text-properties style:font-name="Tahoma" style:font-name-asian="細明體" style:language-asian="zh" style:country-asian="TW" style:font-name-complex="Tahoma4"/>
    </style:style>
    <style:style style:name="T141" style:family="text" style:parent-style-name="Source_20_Text">
      <style:text-properties fo:font-weight="normal" style:language-asian="zh" style:country-asian="TW" style:font-weight-asian="normal" style:font-weight-complex="normal"/>
    </style:style>
    <style:style style:name="T142" style:family="text" style:parent-style-name="Source_20_Text">
      <style:text-properties style:font-name="Courier New1" style:font-name-asian="Courier New1" style:language-asian="zh" style:country-asian="TW" style:font-name-complex="Tahoma4"/>
    </style:style>
    <style:style style:name="T143" style:family="text" style:parent-style-name="Source_20_Text">
      <style:text-properties style:font-name="Tahoma" style:font-name-asian="細明體" style:font-name-complex="Tahoma4"/>
    </style:style>
    <style:style style:name="T144" style:family="text" style:parent-style-name="Source_20_Text">
      <style:text-properties style:font-name="Courier New1" style:font-name-asian="細明體" style:language-asian="zh" style:country-asian="TW" style:font-name-complex="Tahoma4"/>
    </style:style>
    <style:style style:name="T145" style:family="text" style:parent-style-name="Source_20_Text">
      <style:text-properties fo:color="#0000ff" style:font-name="Courier New1" style:font-name-asian="細明體" style:language-asian="zh" style:country-asian="TW" style:font-name-complex="Tahoma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6.0</text:p>
      <text:p text:style-name="P5"><text:span text:style-name="T2">February</text:span> 2009</text:p>
      <text:p text:style-name="P6">Potix Corporation</text:p>
      <text:p text:style-name="P7">Revision 22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8</text:p>
          <text:p text:style-name="P13"><text:a xlink:type="simple" xlink:href="#1.1.Traditional Web Applications|outline">Traditional Web Applications<text:tab/>18</text:a></text:p>
          <text:p text:style-name="P13"><text:a xlink:type="simple" xlink:href="#1.2.Ad-hoc AJAX Applications|outline">Ad-hoc AJAX Applications<text:tab/>18</text:a></text:p>
          <text:p text:style-name="P13"><text:a xlink:type="simple" xlink:href="#1.3.ZK: What It Is |outline">ZK: What It Is <text:tab/>19</text:a></text:p>
          <text:p text:style-name="P13"><text:a xlink:type="simple" xlink:href="#1.4.ZK: What It Is Not|outline">ZK: What It Is Not<text:tab/>20</text:a></text:p>
          <text:p text:style-name="P13"><text:a xlink:type="simple" xlink:href="#1.5.ZK: Limitations|outline">ZK: Limitations<text:tab/>21</text:a></text:p>
          <text:p text:style-name="P12">2. Getting Started<text:tab/>22</text:p>
          <text:p text:style-name="P13"><text:a xlink:type="simple" xlink:href="#2.1.Hello World!|outline">Hello World!<text:tab/>22</text:a></text:p>
          <text:p text:style-name="P13"><text:a xlink:type="simple" xlink:href="#2.2.Interactivity|outline">Interactivity<text:tab/>22</text:a></text:p>
          <text:p text:style-name="P13"><text:a xlink:type="simple" xlink:href="#2.3.The zscript Element|outline">The zscript Element<text:tab/>23</text:a></text:p>
          <text:p text:style-name="P14"><text:a xlink:type="simple" xlink:href="#2.3.1.The Scripting Language|outline">The Scripting Language<text:tab/>24</text:a></text:p>
          <text:p text:style-name="P14"><text:a xlink:type="simple" xlink:href="#2.3.2.The Scripting Codes in a Separate File|outline">The Scripting Codes in a Separate File<text:tab/>24</text:a></text:p>
          <text:p text:style-name="P13"><text:a xlink:type="simple" xlink:href="#2.4.The attribute Element|outline">The attribute Element<text:tab/>24</text:a></text:p>
          <text:p text:style-name="P13"><text:a xlink:type="simple" xlink:href="#2.5.The EL Expressions|outline">The EL Expressions<text:tab/>25</text:a></text:p>
          <text:p text:style-name="P13"><text:a xlink:type="simple" xlink:href="#2.6.The id Attribute|outline">The id Attribute<text:tab/>26</text:a></text:p>
          <text:p text:style-name="P13"><text:a xlink:type="simple" xlink:href="#2.7.The if and unless Attributes|outline">The if and unless Attributes<text:tab/>26</text:a></text:p>
          <text:p text:style-name="P13"><text:a xlink:type="simple" xlink:href="#2.8.The forEach Attribute|outline">The forEach Attribute<text:tab/>27</text:a></text:p>
          <text:p text:style-name="P13"><text:a xlink:type="simple" xlink:href="#2.9.The use and apply Attribute|outline">The use and apply Attribute<text:tab/>27</text:a></text:p>
          <text:p text:style-name="P14"><text:a xlink:type="simple" xlink:href="#2.9.1.The use Attribute|outline">The use Attribute<text:tab/>28</text:a></text:p>
          <text:p text:style-name="P14"><text:a xlink:type="simple" xlink:href="#2.9.2.The apply Attribute|outline">The apply Attribute<text:tab/>28</text:a></text:p>
          <text:p text:style-name="P14"><text:a xlink:type="simple" xlink:href="#2.9.3.Implement Java Classes in zscript|outline">Implement Java Classes in zscript<text:tab/>29</text:a></text:p>
          <text:p text:style-name="P13"><text:a xlink:type="simple" xlink:href="#2.10.The forward Attribute|outline">The forward Attribute<text:tab/>30</text:a></text:p>
          <text:p text:style-name="P13"><text:a xlink:type="simple" xlink:href="#2.11.Create Components Manually|outline">Create Components Manually<text:tab/>31</text:a></text:p>
          <text:p text:style-name="P14"><text:a xlink:type="simple" xlink:href="#2.11.1.Developing ZK Applications without ZUML|outline">Developing ZK Applications without ZUML<text:tab/>32</text:a></text:p>
          <text:p text:style-name="P13"><text:a xlink:type="simple" xlink:href="#2.12.Define New Components for a Particular Page|outline">Define New Components for a Particular Page<text:tab/>32</text:a></text:p>
          <text:p text:style-name="P12">3. The Basics<text:tab/>33</text:p>
          <text:p text:style-name="P13"><text:a xlink:type="simple" xlink:href="#3.1.Architecture Overview|outline">Architecture Overview<text:tab/>33</text:a></text:p>
          <text:p text:style-name="P14"><text:a xlink:type="simple" xlink:href="#3.1.1.The Execution Flow|outline">The Execution Flow<text:tab/>34</text:a></text:p>
          <text:p text:style-name="P13"><text:a xlink:type="simple" xlink:href="#3.2.Components, Pages and Desktops|outline">Components, Pages and Desktops<text:tab/>34</text:a></text:p>
          <text:p text:style-name="P14"><text:a xlink:type="simple" xlink:href="#3.2.1.Components|outline">Components<text:tab/>34</text:a></text:p>
          <text:p text:style-name="P14"><text:a xlink:type="simple" xlink:href="#3.2.2.Pages|outline">Pages<text:tab/>34</text:a></text:p>
          <text:p text:style-name="P15"><text:a xlink:type="simple" xlink:href="#3.2.2.1.Page Title|outline">Page Title<text:tab/>35</text:a></text:p>
          <text:p text:style-name="P14"><text:a xlink:type="simple" xlink:href="#3.2.3.Desktops|outline">Desktops<text:tab/>35</text:a></text:p>
          <text:p text:style-name="P15"><text:a xlink:type="simple" xlink:href="#3.2.3.1.The createComponents Method|outline">The createComponents Method<text:tab/>35</text:a></text:p>
          <text:p text:style-name="P14"><text:a xlink:type="simple" xlink:href="#3.2.4.Forest of Trees of Components|outline">Forest of Trees of Components<text:tab/>35</text:a></text:p>
          <text:p text:style-name="P14"><text:a xlink:type="simple" xlink:href="#3.2.5.Component: a Visual Part and a Java Object|outline">Component: a Visual Part and a Java Object<text:tab/>36</text:a></text:p>
          <text:p text:style-name="P14"><text:a xlink:type="simple" xlink:href="#3.2.6.Identifiers|outline">Identifiers<text:tab/>36</text:a></text:p>
          <text:p text:style-name="P14"><text:a xlink:type="simple" xlink:href="#3.2.7.UUID|outline">UUID<text:tab/>36</text:a></text:p>
          <text:p text:style-name="P13"><text:a xlink:type="simple" xlink:href="#3.3.The ID Space|outline">The ID Space<text:tab/>37</text:a></text:p>
          <text:p text:style-name="P14"><text:a xlink:type="simple" xlink:href="#3.3.1.Namespace and ID Space|outline">Namespace and ID Space<text:tab/>38</text:a></text:p>
          <text:p text:style-name="P14"><text:a xlink:type="simple" xlink:href="#3.3.2.Variable and Functions Defined in zscript|outline">Variable and Functions Defined in zscript<text:tab/>38</text:a></text:p>
          <text:p text:style-name="P15"><text:a xlink:type="simple" xlink:href="#3.3.2.1.zscript and EL Expressions|outline">zscript and EL Expressions<text:tab/>39</text:a></text:p>
          <text:p text:style-name="P15"><text:a xlink:type="simple" xlink:href="#3.3.2.2.Multi-Scope Interpreters|outline">Multi-Scope Interpreters<text:tab/>40</text:a></text:p>
          <text:p text:style-name="P15"><text:a xlink:type="simple" xlink:href="#3.3.2.3.Single-Scope Interpreters|outline">Single-Scope Interpreters<text:tab/>41</text:a></text:p>
          <text:p text:style-name="P15"><text:a xlink:type="simple" xlink:href="#3.3.2.4.Multiple scripting Languages in One Page|outline">Multiple scripting Languages in One Page<text:tab/>42</text:a></text:p>
          <text:p text:style-name="P15"><text:a xlink:type="simple" xlink:href="#3.3.2.5.getVariable versus getZScriptVariable|outline">getVariable versus getZScriptVariable<text:tab/>42</text:a></text:p>
          <text:p text:style-name="P13"><text:a xlink:type="simple" xlink:href="#3.4.Events|outline">Events<text:tab/>42</text:a></text:p>
          <text:p text:style-name="P13"><text:a xlink:type="simple" xlink:href="#3.5.Desktops and Event Processing|outline">Desktops and Event Processing<text:tab/>43</text:a></text:p>
          <text:p text:style-name="P14"><text:a xlink:type="simple" xlink:href="#3.5.1.Desktops and the Creation of Components|outline">Desktops and the Creation of Components<text:tab/>43</text:a></text:p>
          <text:p text:style-name="P13"><text:a xlink:type="simple" xlink:href="#3.6.ZUML and XML Namespaces|outline">ZUML and XML Namespaces<text:tab/>43</text:a></text:p>
          <text:p text:style-name="P12">4. The Component Lifecycle<text:tab/>45</text:p>
          <text:p text:style-name="P13"><text:a xlink:type="simple" xlink:href="#4.1.The Lifecycle of Loading Pages|outline">The Lifecycle of Loading Pages<text:tab/>45</text:a></text:p>
          <text:p text:style-name="P14"><text:a xlink:type="simple" xlink:href="#4.1.1.The Page Initial Phase|outline">The Page Initial Phase<text:tab/>45</text:a></text:p>
          <text:p text:style-name="P14"><text:a xlink:type="simple" xlink:href="#4.1.2.The Component Creation Phase|outline">The Component Creation Phase<text:tab/>45</text:a></text:p>
          <text:p text:style-name="P14"><text:a xlink:type="simple" xlink:href="#4.1.3.The Event Processing Phase|outline">The Event Processing Phase<text:tab/>46</text:a></text:p>
          <text:p text:style-name="P14"><text:a xlink:type="simple" xlink:href="#4.1.4.The Rendering Phase|outline">The Rendering Phase<text:tab/>46</text:a></text:p>
          <text:p text:style-name="P13"><text:a xlink:type="simple" xlink:href="#4.2.The Lifecycle of Updating Pages|outline">The Lifecycle of Updating Pages<text:tab/>46</text:a></text:p>
          <text:p text:style-name="P14"><text:a xlink:type="simple" xlink:href="#4.2.1.The Request Processing Phase|outline">The Request Processing Phase<text:tab/>47</text:a></text:p>
          <text:p text:style-name="P14"><text:a xlink:type="simple" xlink:href="#4.2.2.The Event Processing Phase|outline">The Event Processing Phase<text:tab/>47</text:a></text:p>
          <text:p text:style-name="P14"><text:a xlink:type="simple" xlink:href="#4.2.3.The Rendering Phase|outline">The Rendering Phase<text:tab/>47</text:a></text:p>
          <text:p text:style-name="P13"><text:a xlink:type="simple" xlink:href="#4.3.The Molds|outline">The Molds<text:tab/>47</text:a></text:p>
          <text:p text:style-name="P13"><text:a xlink:type="simple" xlink:href="#4.4.Component Garbage Collection|outline">Component Garbage Collection<text:tab/>48</text:a></text:p>
          <text:p text:style-name="P12">5. Event Listening and Processing<text:tab/>49</text:p>
          <text:p text:style-name="P13"><text:a xlink:type="simple" xlink:href="#5.1.Add Event Listeners by Markup Languages|outline">Add Event Listeners by Markup Languages<text:tab/>49</text:a></text:p>
          <text:p text:style-name="P13"><text:a xlink:type="simple" xlink:href="#5.2.Add and Remove Event Listeners by Program|outline">Add and Remove Event Listeners by Program<text:tab/>49</text:a></text:p>
          <text:p text:style-name="P14"><text:a xlink:type="simple" xlink:href="#5.2.1.Declare a Member|outline">Declare a Member<text:tab/>49</text:a></text:p>
          <text:p text:style-name="P14"><text:a xlink:type="simple" xlink:href="#5.2.2.Add and Remove Event Listeners Dynamically|outline">Add and Remove Event Listeners Dynamically<text:tab/>50</text:a></text:p>
          <text:p text:style-name="P14"><text:a xlink:type="simple" xlink:href="#5.2.3.Deferrable Event Listeners|outline">Deferrable Event Listeners<text:tab/>50</text:a></text:p>
          <text:p text:style-name="P14"><text:a xlink:type="simple" xlink:href="#5.2.4.Add and Remove Event Listeners to Pages Dynamically|outline">Add and Remove Event Listeners to Pages Dynamically<text:tab/>51</text:a></text:p>
          <text:p text:style-name="P14"><text:a xlink:type="simple" xlink:href="#5.2.5.The Invocation Sequence|outline">The Invocation Sequence<text:tab/>52</text:a></text:p>
          <text:p text:style-name="P14"><text:a xlink:type="simple" xlink:href="#5.2.6.Abort the Invocation Sequence|outline">Abort the Invocation Sequence<text:tab/>52</text:a></text:p>
          <text:p text:style-name="P13"><text:a xlink:type="simple" xlink:href="#5.3.Send, Post and Echo Events from an Event Listener|outline">Send, Post and Echo Events from an Event Listener<text:tab/>52</text:a></text:p>
          <text:p text:style-name="P14"><text:a xlink:type="simple" xlink:href="#5.3.1.Post Events|outline">Post Events<text:tab/>53</text:a></text:p>
          <text:p text:style-name="P14"><text:a xlink:type="simple" xlink:href="#5.3.2.Send Events|outline">Send Events<text:tab/>53</text:a></text:p>
          <text:p text:style-name="P14"><text:a xlink:type="simple" xlink:href="#5.3.3.Echo Events|outline">Echo Events<text:tab/>53</text:a></text:p>
          <text:p text:style-name="P13"><text:a xlink:type="simple" xlink:href="#5.4.Thread Model|outline">Thread Model<text:tab/>54</text:a></text:p>
          <text:p text:style-name="P14"><text:a xlink:type="simple" xlink:href="#5.4.1.Suspend and Resume|outline">Suspend and Resume<text:tab/>54</text:a></text:p>
          <text:p text:style-name="P14"><text:a xlink:type="simple" xlink:href="#5.4.2.Long Operations|outline">Long Operations<text:tab/>55</text:a></text:p>
          <text:p text:style-name="P15"><text:a xlink:type="simple" xlink:href="#5.4.2.1.Alternative 1: Server Push|outline">Alternative 1: Server Push<text:tab/>55</text:a></text:p>
          <text:p text:style-name="P15"><text:a xlink:type="simple" xlink:href="#5.4.2.2.Alternative 2: Thread Suspend and Resume|outline">Alternative 2: Thread Suspend and Resume<text:tab/>57</text:a></text:p>
          <text:p text:style-name="P15"><text:a xlink:type="simple" xlink:href="#5.4.2.3.Alternative 3: Timer (No Suspend/Resume)|outline">Alternative 3: Timer (No Suspend/Resume)<text:tab/>59</text:a></text:p>
          <text:p text:style-name="P15"><text:a xlink:type="simple" xlink:href="#5.4.2.4.Alternative 4: Piggyback (No Suspend/Resume, No Timer)|outline">Alternative 4: Piggyback (No Suspend/Resume, No Timer)<text:tab/>60</text:a></text:p>
          <text:p text:style-name="P13"><text:a xlink:type="simple" xlink:href="#5.5.Initialization and Cleanup of Event Processing Thread|outline">Initialization and Cleanup of Event Processing Thread<text:tab/>61</text:a></text:p>
          <text:p text:style-name="P14"><text:a xlink:type="simple" xlink:href="#5.5.1.Initialization Before Processing Each Event|outline">Initialization Before Processing Each Event<text:tab/>61</text:a></text:p>
          <text:p text:style-name="P14"><text:a xlink:type="simple" xlink:href="#5.5.2.Cleanup After Processed Each Event|outline">Cleanup After Processed Each Event<text:tab/>62</text:a></text:p>
          <text:p text:style-name="P12">6. The ZK User Interface Markup Language<text:tab/>63</text:p>
          <text:p text:style-name="P13"><text:a xlink:type="simple" xlink:href="#6.1.XML|outline">XML<text:tab/>63</text:a></text:p>
          <text:p text:style-name="P14"><text:a xlink:type="simple" xlink:href="#6.1.1.Elements Must Be Well-formed|outline">Elements Must Be Well-formed<text:tab/>63</text:a></text:p>
          <text:p text:style-name="P14"><text:a xlink:type="simple" xlink:href="#6.1.2.Special Character Must Be Replaced|outline">Special Character Must Be Replaced<text:tab/>64</text:a></text:p>
          <text:p text:style-name="P14"><text:a xlink:type="simple" xlink:href="#6.1.3.Attribute Values Must Be Specified and Quoted|outline">Attribute Values Must Be Specified and Quoted<text:tab/>64</text:a></text:p>
          <text:p text:style-name="P14"><text:a xlink:type="simple" xlink:href="#6.1.4.Comments|outline">Comments<text:tab/>64</text:a></text:p>
          <text:p text:style-name="P14"><text:a xlink:type="simple" xlink:href="#6.1.5.Character Encoding|outline">Character Encoding<text:tab/>65</text:a></text:p>
          <text:p text:style-name="P14"><text:a xlink:type="simple" xlink:href="#6.1.6.Namespace|outline">Namespace<text:tab/>65</text:a></text:p>
          <text:p text:style-name="P15"><text:a xlink:type="simple" xlink:href="#6.1.6.1.Auto-completion with Schema|outline">Auto-completion with Schema<text:tab/>66</text:a></text:p>
          <text:p text:style-name="P13"><text:a xlink:type="simple" xlink:href="#6.2.Conditional Evaluation|outline">Conditional Evaluation<text:tab/>66</text:a></text:p>
          <text:p text:style-name="P14"><text:a xlink:type="simple" xlink:href="#6.2.1.If and Unless|outline">If and Unless<text:tab/>66</text:a></text:p>
          <text:p text:style-name="P14"><text:a xlink:type="simple" xlink:href="#6.2.2.Switch and Case|outline">Switch and Case<text:tab/>66</text:a></text:p>
          <text:p text:style-name="P15"><text:a xlink:type="simple" xlink:href="#6.2.2.1.Multiple Cases|outline">Multiple Cases<text:tab/>67</text:a></text:p>
          <text:p text:style-name="P15"><text:a xlink:type="simple" xlink:href="#6.2.2.2.Regular Expression|outline">Regular Expression<text:tab/>67</text:a></text:p>
          <text:p text:style-name="P15"><text:a xlink:type="simple" xlink:href="#6.2.2.3.Used with forEach|outline">Used with forEach<text:tab/>67</text:a></text:p>
          <text:p text:style-name="P14"><text:a xlink:type="simple" xlink:href="#6.2.3.Choose and When|outline">Choose and When<text:tab/>67</text:a></text:p>
          <text:p text:style-name="P13"><text:a xlink:type="simple" xlink:href="#6.3.Iterative Evaluation|outline">Iterative Evaluation<text:tab/>68</text:a></text:p>
          <text:p text:style-name="P14"><text:a xlink:type="simple" xlink:href="#6.3.1.The each Variable|outline">The each Variable<text:tab/>69</text:a></text:p>
          <text:p text:style-name="P14"><text:a xlink:type="simple" xlink:href="#6.3.2.The forEachStatus Variable|outline">The forEachStatus Variable<text:tab/>69</text:a></text:p>
          <text:p text:style-name="P14"><text:a xlink:type="simple" xlink:href="#6.3.3.How to Use each and forEachStatus Variables in Event Listeners|outline">How to Use each and forEachStatus Variables in Event Listeners<text:tab/>69</text:a></text:p>
          <text:p text:style-name="P15"><text:a xlink:type="simple" xlink:href="#6.3.3.1.A Solution: custom-attributes|outline">A Solution: custom-attributes<text:tab/>70</text:a></text:p>
          <text:p text:style-name="P13"><text:a xlink:type="simple" xlink:href="#6.4.Load on Demand|outline">Load on Demand<text:tab/>71</text:a></text:p>
          <text:p text:style-name="P14"><text:a xlink:type="simple" xlink:href="#6.4.1.Load-on-Demand with the fulfill Attribute|outline">Load-on-Demand with the fulfill Attribute<text:tab/>71</text:a></text:p>
          <text:p text:style-name="P14"><text:a xlink:type="simple" xlink:href="#6.4.2.Load-on-Demand with an Event Listener|outline">Load-on-Demand with an Event Listener<text:tab/>71</text:a></text:p>
          <text:p text:style-name="P13"><text:a xlink:type="simple" xlink:href="#6.5.Implicit Objects|outline">Implicit Objects<text:tab/>72</text:a></text:p>
          <text:p text:style-name="P14"><text:a xlink:type="simple" xlink:href="#6.5.1.List of Implicit Objects|outline">List of Implicit Objects<text:tab/>72</text:a></text:p>
          <text:p text:style-name="P14"><text:a xlink:type="simple" xlink:href="#6.5.2.Information about Request and Execution|outline">Information about Request and Execution<text:tab/>74</text:a></text:p>
          <text:p text:style-name="P13"><text:a xlink:type="simple" xlink:href="#6.6.Processing Instructions|outline">Processing Instructions<text:tab/>74</text:a></text:p>
          <text:p text:style-name="P14"><text:a xlink:type="simple" xlink:href="#6.6.1.The page Directive|outline">The page Directive<text:tab/>74</text:a></text:p>
          <text:p text:style-name="P14"><text:a xlink:type="simple" xlink:href="#6.6.2.The component Directive|outline">The component Directive<text:tab/>74</text:a></text:p>
          <text:p text:style-name="P15"><text:a xlink:type="simple" xlink:href="#6.6.2.1.The by-macro Format|outline">The by-macro Format<text:tab/>75</text:a></text:p>
          <text:p text:style-name="P15"><text:a xlink:type="simple" xlink:href="#6.6.2.2.The by-class Format|outline">The by-class Format<text:tab/>75</text:a></text:p>
          <text:p text:style-name="P14"><text:a xlink:type="simple" xlink:href="#6.6.3.The init Directive|outline">The init Directive<text:tab/>76</text:a></text:p>
          <text:p text:style-name="P14"><text:a xlink:type="simple" xlink:href="#6.6.4.The variable-resolver Directive|outline">The variable-resolver Directive<text:tab/>77</text:a></text:p>
          <text:p text:style-name="P14"><text:a xlink:type="simple" xlink:href="#6.6.5.The import Directive|outline">The import Directive<text:tab/>77</text:a></text:p>
          <text:p text:style-name="P14"><text:a xlink:type="simple" xlink:href="#6.6.6.The link and meta Directives|outline">The link and meta Directives<text:tab/>78</text:a></text:p>
          <text:p text:style-name="P13"><text:a xlink:type="simple" xlink:href="#6.7.ZK Attributes|outline">ZK Attributes<text:tab/>78</text:a></text:p>
          <text:p text:style-name="P14"><text:a xlink:type="simple" xlink:href="#6.7.1.The apply Attribute|outline">The apply Attribute<text:tab/>78</text:a></text:p>
          <text:p text:style-name="P14"><text:a xlink:type="simple" xlink:href="#6.7.2.The use Attribute|outline">The use Attribute<text:tab/>79</text:a></text:p>
          <text:p text:style-name="P14"><text:a xlink:type="simple" xlink:href="#6.7.3.The if Attribute|outline">The if Attribute<text:tab/>79</text:a></text:p>
          <text:p text:style-name="P14"><text:a xlink:type="simple" xlink:href="#6.7.4.The unless Attribute|outline">The unless Attribute<text:tab/>79</text:a></text:p>
          <text:p text:style-name="P14"><text:a xlink:type="simple" xlink:href="#6.7.5.The forEach Attribute|outline">The forEach Attribute<text:tab/>79</text:a></text:p>
          <text:p text:style-name="P14"><text:a xlink:type="simple" xlink:href="#6.7.6.The forEachBegin Attribute|outline">The forEachBegin Attribute<text:tab/>80</text:a></text:p>
          <text:p text:style-name="P14"><text:a xlink:type="simple" xlink:href="#6.7.7.The forEachEnd Attribute|outline">The forEachEnd Attribute<text:tab/>80</text:a></text:p>
          <text:p text:style-name="P14"><text:a xlink:type="simple" xlink:href="#6.7.8.The fulfill Attribute|outline">The fulfill Attribute<text:tab/>80</text:a></text:p>
          <text:p text:style-name="P15"><text:a xlink:type="simple" xlink:href="#6.7.8.1.With an URI Expression|outline">With an URI Expression<text:tab/>81</text:a></text:p>
          <text:p text:style-name="P15"><text:a xlink:type="simple" xlink:href="#6.7.8.2.The onFulfill Event|outline">The onFulfill Event<text:tab/>81</text:a></text:p>
          <text:p text:style-name="P14"><text:a xlink:type="simple" xlink:href="#6.7.9.The forward Attribute|outline">The forward Attribute<text:tab/>82</text:a></text:p>
          <text:p text:style-name="P15"><text:a xlink:type="simple" xlink:href="#6.7.9.1.The Forward Event|outline">The Forward Event<text:tab/>83</text:a></text:p>
          <text:p text:style-name="P15"><text:a xlink:type="simple" xlink:href="#6.7.9.2.Pass Information to the Forward Event|outline">Pass Information to the Forward Event<text:tab/>83</text:a></text:p>
          <text:p text:style-name="P15"><text:a xlink:type="simple" xlink:href="#6.7.9.3.EL Expressions in the Forward Condition|outline">EL Expressions in the Forward Condition<text:tab/>83</text:a></text:p>
          <text:p text:style-name="P13"><text:a xlink:type="simple" xlink:href="#6.8.ZK Elements|outline">ZK Elements<text:tab/>83</text:a></text:p>
          <text:p text:style-name="P14"><text:a xlink:type="simple" xlink:href="#6.8.1.The zk Element|outline">The zk Element<text:tab/>83</text:a></text:p>
          <text:p text:style-name="P15"><text:a xlink:type="simple" xlink:href="#6.8.1.1.Multiple Root Elements in a Page|outline">Multiple Root Elements in a Page<text:tab/>84</text:a></text:p>
          <text:p text:style-name="P15"><text:a xlink:type="simple" xlink:href="#6.8.1.2.Iteration Over Versatile Components|outline">Iteration Over Versatile Components<text:tab/>84</text:a></text:p>
          <text:p text:style-name="P14"><text:a xlink:type="simple" xlink:href="#6.8.2.The zscript Element|outline">The zscript Element<text:tab/>85</text:a></text:p>
          <text:p text:style-name="P15"><text:a xlink:type="simple" xlink:href="#6.8.2.1.How to Defer the Evaluation|outline">How to Defer the Evaluation<text:tab/>86</text:a></text:p>
          <text:p text:style-name="P15"><text:a xlink:type="simple" xlink:href="#6.8.2.2.How to Select a Different Scripting Language|outline">How to Select a Different Scripting Language<text:tab/>87</text:a></text:p>
          <text:p text:style-name="P15"><text:a xlink:type="simple" xlink:href="#6.8.2.3.How to Support More Scripting Languages|outline">How to Support More Scripting Languages<text:tab/>87</text:a></text:p>
          <text:p text:style-name="P14"><text:a xlink:type="simple" xlink:href="#6.8.3.The attribute Element|outline">The attribute Element<text:tab/>88</text:a></text:p>
          <text:p text:style-name="P14"><text:a xlink:type="simple" xlink:href="#6.8.4.The variables element|outline">The variables element<text:tab/>89</text:a></text:p>
          <text:p text:style-name="P15"><text:a xlink:type="simple" xlink:href="#6.8.4.1.The List and Map Values with the composite Attribute|outline">The List and Map Values with the composite Attribute<text:tab/>89</text:a></text:p>
          <text:p text:style-name="P15"><text:a xlink:type="simple" xlink:href="#6.8.4.2.The null Value|outline">The null Value<text:tab/>90</text:a></text:p>
          <text:p text:style-name="P15"><text:a xlink:type="simple" xlink:href="#6.8.4.3.Assign a Variable with a Reserved Name|outline">Assign a Variable with a Reserved Name<text:tab/>90</text:a></text:p>
          <text:p text:style-name="P14"><text:a xlink:type="simple" xlink:href="#6.8.5.The custom-attributes element|outline">The custom-attributes element<text:tab/>90</text:a></text:p>
          <text:p text:style-name="P13"><text:a xlink:type="simple" xlink:href="#6.9.Component Sets and XML Namespaces|outline">Component Sets and XML Namespaces<text:tab/>92</text:a></text:p>
          <text:p text:style-name="P14"><text:a xlink:type="simple" xlink:href="#6.9.1.Standard Namespaces|outline">Standard Namespaces<text:tab/>92</text:a></text:p>
          <text:p text:style-name="P12">7. ZUML with the XUL Component Set<text:tab/>95</text:p>
          <text:p text:style-name="P13"><text:a xlink:type="simple" xlink:href="#7.1.Basic Components|outline">Basic Components<text:tab/>95</text:a></text:p>
          <text:p text:style-name="P14"><text:a xlink:type="simple" xlink:href="#7.1.1.Label|outline">Label<text:tab/>95</text:a></text:p>
          <text:p text:style-name="P15"><text:a xlink:type="simple" xlink:href="#7.1.1.1.The pre, hyphen, maxlength and multiline Properties|outline">The pre, hyphen, maxlength and multiline Properties<text:tab/>95</text:a></text:p>
          <text:p text:style-name="P14"><text:a xlink:type="simple" xlink:href="#7.1.2.Buttons|outline">Buttons<text:tab/>96</text:a></text:p>
          <text:p text:style-name="P15"><text:a xlink:type="simple" xlink:href="#7.1.2.1.The onClick Event and href Property|outline">The onClick Event and href Property<text:tab/>96</text:a></text:p>
          <text:p text:style-name="P15"><text:a xlink:type="simple" xlink:href="#7.1.2.2.The sendRedirect Method of the org.zkoss.zk.ui.Execution Interface|outline">The sendRedirect Method of the org.zkoss.zk.ui.Execution Interface<text:tab/>97</text:a></text:p>
          <text:p text:style-name="P14"><text:a xlink:type="simple" xlink:href="#7.1.3.Radio and Radio Group|outline">Radio and Radio Group<text:tab/>97</text:a></text:p>
          <text:p text:style-name="P15"><text:a xlink:type="simple" xlink:href="#7.1.3.1.Versatile Layouts|outline">Versatile Layouts<text:tab/>97</text:a></text:p>
          <text:p text:style-name="P14"><text:a xlink:type="simple" xlink:href="#7.1.4.Image|outline">Image<text:tab/>98</text:a></text:p>
          <text:p text:style-name="P15"><text:a xlink:type="simple" xlink:href="#7.1.4.1.Locale Dependent Image|outline">Locale Dependent Image<text:tab/>98</text:a></text:p>
          <text:p text:style-name="P14"><text:a xlink:type="simple" xlink:href="#7.1.5.Imagemap|outline">Imagemap<text:tab/>99</text:a></text:p>
          <text:p text:style-name="P15"><text:a xlink:type="simple" xlink:href="#7.1.5.1.Area|outline">Area<text:tab/>100</text:a></text:p>
          <text:p text:style-name="P15"><text:a xlink:type="simple" xlink:href="#7.1.5.2.The shape Property|outline">The shape Property<text:tab/>100</text:a></text:p>
          <text:p text:style-name="P14"><text:a xlink:type="simple" xlink:href="#7.1.6.Audio|outline">Audio<text:tab/>101</text:a></text:p>
          <text:p text:style-name="P14"><text:a xlink:type="simple" xlink:href="#7.1.7.Input Controls|outline">Input Controls<text:tab/>101</text:a></text:p>
          <text:p text:style-name="P15"><text:a xlink:type="simple" xlink:href="#7.1.7.1.The type Property|outline">The type Property<text:tab/>102</text:a></text:p>
          <text:p text:style-name="P15"><text:a xlink:type="simple" xlink:href="#7.1.7.2.The format Property|outline">The format Property<text:tab/>102</text:a></text:p>
          <text:p text:style-name="P15"><text:a xlink:type="simple" xlink:href="#7.1.7.3.Constraints|outline">Constraints<text:tab/>102</text:a></text:p>
          <text:p text:style-name="P15"><text:a xlink:type="simple" xlink:href="#7.1.7.4.Constraints for Datebox|outline">Constraints for Datebox<text:tab/>103</text:a></text:p>
          <text:p text:style-name="P15"><text:a xlink:type="simple" xlink:href="#7.1.7.5.Custom Constraints|outline">Custom Constraints<text:tab/>103</text:a></text:p>
          <text:p text:style-name="P15"><text:a xlink:type="simple" xlink:href="#7.1.7.6.The onChange Event|outline">The onChange Event<text:tab/>105</text:a></text:p>
          <text:p text:style-name="P15"><text:a xlink:type="simple" xlink:href="#7.1.7.7.The onChanging event|outline">The onChanging event<text:tab/>106</text:a></text:p>
          <text:p text:style-name="P14"><text:a xlink:type="simple" xlink:href="#7.1.8.Calendar|outline">Calendar<text:tab/>106</text:a></text:p>
          <text:p text:style-name="P15"><text:a xlink:type="simple" xlink:href="#7.1.8.1.The value Property and the onChange Event|outline">The value Property and the onChange Event<text:tab/>106</text:a></text:p>
          <text:p text:style-name="P15"><text:a xlink:type="simple" xlink:href="#7.1.8.2.The compact Property|outline">The compact Property<text:tab/>107</text:a></text:p>
          <text:p text:style-name="P14"><text:a xlink:type="simple" xlink:href="#7.1.9.Progressmeter|outline">Progressmeter<text:tab/>107</text:a></text:p>
          <text:p text:style-name="P14"><text:a xlink:type="simple" xlink:href="#7.1.10.Slider|outline">Slider<text:tab/>107</text:a></text:p>
          <text:p text:style-name="P14"><text:a xlink:type="simple" xlink:href="#7.1.11.Timer|outline">Timer<text:tab/>107</text:a></text:p>
          <text:p text:style-name="P14"><text:a xlink:type="simple" xlink:href="#7.1.12.Paging|outline">Paging<text:tab/>107</text:a></text:p>
          <text:p text:style-name="P15"><text:a xlink:type="simple" xlink:href="#7.1.12.1.Paging with List Boxes and Grids|outline">Paging with List Boxes and Grids<text:tab/>108</text:a></text:p>
          <text:p text:style-name="P13"><text:a xlink:type="simple" xlink:href="#7.2.Windows|outline">Windows<text:tab/>108</text:a></text:p>
          <text:p text:style-name="P14"><text:a xlink:type="simple" xlink:href="#7.2.1.Titles and Captions|outline">Titles and Captions<text:tab/>108</text:a></text:p>
          <text:p text:style-name="P14"><text:a xlink:type="simple" xlink:href="#7.2.2.The closable Property|outline">The closable Property<text:tab/>109</text:a></text:p>
          <text:p text:style-name="P14"><text:a xlink:type="simple" xlink:href="#7.2.3.The sizable Property|outline">The sizable Property<text:tab/>109</text:a></text:p>
          <text:p text:style-name="P15"><text:a xlink:type="simple" xlink:href="#7.2.3.1.The onSize Event|outline">The onSize Event<text:tab/>110</text:a></text:p>
          <text:p text:style-name="P14"><text:a xlink:type="simple" xlink:href="#7.2.4.The Style Class (sclass)|outline">The Style Class (sclass)<text:tab/>110</text:a></text:p>
          <text:p text:style-name="P14"><text:a xlink:type="simple" xlink:href="#7.2.5.The contentStyle Property|outline">The contentStyle Property<text:tab/>110</text:a></text:p>
          <text:p text:style-name="P15"><text:a xlink:type="simple" xlink:href="#7.2.5.1.Scrollable Window|outline">Scrollable Window<text:tab/>111</text:a></text:p>
          <text:p text:style-name="P14"><text:a xlink:type="simple" xlink:href="#7.2.6.Borders|outline">Borders<text:tab/>111</text:a></text:p>
          <text:p text:style-name="P14"><text:a xlink:type="simple" xlink:href="#7.2.7.Overlapped, Popup, Modal, Highlighted and Embedded|outline">Overlapped, Popup, Modal, Highlighted and Embedded<text:tab/>111</text:a></text:p>
          <text:p text:style-name="P15"><text:a xlink:type="simple" xlink:href="#7.2.7.1.Embedded|outline">Embedded<text:tab/>112</text:a></text:p>
          <text:p text:style-name="P15"><text:a xlink:type="simple" xlink:href="#7.2.7.2.Overlapped|outline">Overlapped<text:tab/>112</text:a></text:p>
          <text:p text:style-name="P15"><text:a xlink:type="simple" xlink:href="#7.2.7.3.Popup|outline">Popup<text:tab/>112</text:a></text:p>
          <text:p text:style-name="P15"><text:a xlink:type="simple" xlink:href="#7.2.7.4.Modal|outline">Modal<text:tab/>112</text:a></text:p>
          <text:p text:style-name="P15"><text:a xlink:type="simple" xlink:href="#7.2.7.5.Highlighted|outline">Highlighted<text:tab/>113</text:a></text:p>
          <text:p text:style-name="P15"><text:a xlink:type="simple" xlink:href="#7.2.7.6.Modal Windows and Event Listeners|outline">Modal Windows and Event Listeners<text:tab/>113</text:a></text:p>
          <text:p text:style-name="P14"><text:a xlink:type="simple" xlink:href="#7.2.8.The position Property|outline">The position Property<text:tab/>115</text:a></text:p>
          <text:p text:style-name="P14"><text:a xlink:type="simple" xlink:href="#7.2.9.Common Dialogs|outline">Common Dialogs<text:tab/>115</text:a></text:p>
          <text:p text:style-name="P15"><text:a xlink:type="simple" xlink:href="#7.2.9.1.The Message Box|outline">The Message Box<text:tab/>115</text:a></text:p>
          <text:p text:style-name="P15"><text:a xlink:type="simple" xlink:href="#7.2.9.2.The File Upload Dialog|outline">The File Upload Dialog<text:tab/>116</text:a></text:p>
          <text:p text:style-name="P15"><text:a xlink:type="simple" xlink:href="#7.2.9.3.The fileupload Component|outline">The fileupload Component<text:tab/>117</text:a></text:p>
          <text:p text:style-name="P15"><text:a xlink:type="simple" xlink:href="#7.2.9.4.The File Download Dialog|outline">The File Download Dialog<text:tab/>118</text:a></text:p>
          <text:p text:style-name="P13"><text:a xlink:type="simple" xlink:href="#7.4.The Layout Components|outline">The Layout Components<text:tab/>118</text:a></text:p>
          <text:p text:style-name="P14"><text:a xlink:type="simple" xlink:href="#7.4.1.A Nested borderlayout Component|outline">A Nested borderlayout Component<text:tab/>119</text:a></text:p>
          <text:p text:style-name="P14"><text:a xlink:type="simple" xlink:href="#7.4.2.The size and border Properties|outline">The size and border Properties<text:tab/>120</text:a></text:p>
          <text:p text:style-name="P14"><text:a xlink:type="simple" xlink:href="#7.4.3.The splittable and collapsible  Properties|outline">The splittable and collapsible <text:s/>Properties<text:tab/>120</text:a></text:p>
          <text:p text:style-name="P15"><text:a xlink:type="simple" xlink:href="#7.4.3.1.The maxsize and minisize Properties|outline">The maxsize and minisize Properties<text:tab/>121</text:a></text:p>
          <text:p text:style-name="P14"><text:a xlink:type="simple" xlink:href="#7.4.4.The flex property|outline">The flex property<text:tab/>121</text:a></text:p>
          <text:p text:style-name="P14"><text:a xlink:type="simple" xlink:href="#7.4.5.The open Property|outline">The open Property<text:tab/>121</text:a></text:p>
          <text:p text:style-name="P14"><text:a xlink:type="simple" xlink:href="#7.4.6.The onOpen Event|outline">The onOpen Event<text:tab/>121</text:a></text:p>
          <text:p text:style-name="P13"><text:a xlink:type="simple" xlink:href="#7.5.The Box Model|outline">The Box Model<text:tab/>122</text:a></text:p>
          <text:p text:style-name="P14"><text:a xlink:type="simple" xlink:href="#7.5.1.The spacing Property|outline">The spacing Property<text:tab/>122</text:a></text:p>
          <text:p text:style-name="P14"><text:a xlink:type="simple" xlink:href="#7.5.2.The widths and heights Properties|outline">The widths and heights Properties<text:tab/>123</text:a></text:p>
          <text:p text:style-name="P14"><text:a xlink:type="simple" xlink:href="#7.5.3.Splitters|outline">Splitters<text:tab/>124</text:a></text:p>
          <text:p text:style-name="P15"><text:a xlink:type="simple" xlink:href="#7.5.3.1.The collapse Property|outline">The collapse Property<text:tab/>124</text:a></text:p>
          <text:p text:style-name="P15"><text:a xlink:type="simple" xlink:href="#7.5.3.2.The open Property|outline">The open Property<text:tab/>125</text:a></text:p>
          <text:p text:style-name="P15"><text:a xlink:type="simple" xlink:href="#7.5.3.3.The onOpen Event|outline">The onOpen Event<text:tab/>125</text:a></text:p>
          <text:p text:style-name="P13"><text:a xlink:type="simple" xlink:href="#7.6.Tab Boxes|outline">Tab Boxes<text:tab/>125</text:a></text:p>
          <text:p text:style-name="P14"><text:a xlink:type="simple" xlink:href="#7.6.1.Nested Tab Boxes|outline">Nested Tab Boxes<text:tab/>126</text:a></text:p>
          <text:p text:style-name="P14"><text:a xlink:type="simple" xlink:href="#7.6.2.The Accordion Tab Boxes|outline">The Accordion Tab Boxes<text:tab/>126</text:a></text:p>
          <text:p text:style-name="P14"><text:a xlink:type="simple" xlink:href="#7.6.3.The orient Property|outline">The orient Property<text:tab/>127</text:a></text:p>
          <text:p text:style-name="P14"><text:a xlink:type="simple" xlink:href="#7.6.4.The align Property of Tabs|outline">The align Property of Tabs<text:tab/>127</text:a></text:p>
          <text:p text:style-name="P14"><text:a xlink:type="simple" xlink:href="#7.6.5.The closable Property|outline">The closable Property<text:tab/>128</text:a></text:p>
          <text:p text:style-name="P14"><text:a xlink:type="simple" xlink:href="#7.6.6.The disabled Property|outline">The disabled Property<text:tab/>128</text:a></text:p>
          <text:p text:style-name="P14"><text:a xlink:type="simple" xlink:href="#7.6.7.Load-on-Demand for Tab Panels|outline">Load-on-Demand for Tab Panels<text:tab/>128</text:a></text:p>
          <text:p text:style-name="P13"><text:a xlink:type="simple" xlink:href="#7.7.Grids|outline">Grids<text:tab/>129</text:a></text:p>
          <text:p text:style-name="P14"><text:a xlink:type="simple" xlink:href="#7.7.1.Scrollable Grid|outline">Scrollable Grid<text:tab/>130</text:a></text:p>
          <text:p text:style-name="P14"><text:a xlink:type="simple" xlink:href="#7.7.2.Sizable Columns|outline">Sizable Columns<text:tab/>131</text:a></text:p>
          <text:p text:style-name="P15"><text:a xlink:type="simple" xlink:href="#7.7.2.1.The onColSize Event|outline">The onColSize Event<text:tab/>131</text:a></text:p>
          <text:p text:style-name="P14"><text:a xlink:type="simple" xlink:href="#7.7.3.Grids with Paging|outline">Grids with Paging<text:tab/>132</text:a></text:p>
          <text:p text:style-name="P15"><text:a xlink:type="simple" xlink:href="#7.7.3.1.The pageSize Property|outline">The pageSize Property<text:tab/>132</text:a></text:p>
          <text:p text:style-name="P15"><text:a xlink:type="simple" xlink:href="#7.7.3.2.The paginal Property|outline">The paginal Property<text:tab/>132</text:a></text:p>
          <text:p text:style-name="P15"><text:a xlink:type="simple" xlink:href="#7.7.3.3.The paging Property|outline">The paging Property<text:tab/>134</text:a></text:p>
          <text:p text:style-name="P15"><text:a xlink:type="simple" xlink:href="#7.7.3.4.The onPaging Event and Method|outline">The onPaging Event and Method<text:tab/>134</text:a></text:p>
          <text:p text:style-name="P14"><text:a xlink:type="simple" xlink:href="#7.7.4.Sorting|outline">Sorting<text:tab/>134</text:a></text:p>
          <text:p text:style-name="P15"><text:a xlink:type="simple" xlink:href="#7.7.4.1.The sortDirection Property|outline">The sortDirection Property<text:tab/>135</text:a></text:p>
          <text:p text:style-name="P15"><text:a xlink:type="simple" xlink:href="#7.7.4.2.The onSort Event|outline">The onSort Event<text:tab/>135</text:a></text:p>
          <text:p text:style-name="P15"><text:a xlink:type="simple" xlink:href="#7.7.4.3.The sort Method|outline">The sort Method<text:tab/>135</text:a></text:p>
          <text:p text:style-name="P14"><text:a xlink:type="simple" xlink:href="#7.7.5.Live Data|outline">Live Data<text:tab/>136</text:a></text:p>
          <text:p text:style-name="P15"><text:a xlink:type="simple" xlink:href="#7.7.5.1.Sorting with Live Data|outline">Sorting with Live Data<text:tab/>137</text:a></text:p>
          <text:p text:style-name="P14"><text:a xlink:type="simple" xlink:href="#7.7.6.Auxiliary Headers|outline">Auxiliary Headers<text:tab/>137</text:a></text:p>
          <text:p text:style-name="P14"><text:a xlink:type="simple" xlink:href="#7.7.7.Special Properties|outline">Special Properties<text:tab/>138</text:a></text:p>
          <text:p text:style-name="P15"><text:a xlink:type="simple" xlink:href="#7.7.7.1.The spans Property|outline">The spans Property<text:tab/>138</text:a></text:p>
          <text:p text:style-name="P13"><text:a xlink:type="simple" xlink:href="#7.8.More Layout Components|outline">More Layout Components<text:tab/>139</text:a></text:p>
          <text:p text:style-name="P14"><text:a xlink:type="simple" xlink:href="#7.8.1.Separators and Spaces|outline">Separators and Spaces<text:tab/>139</text:a></text:p>
          <text:p text:style-name="P14"><text:a xlink:type="simple" xlink:href="#7.8.2.Group boxes|outline">Group boxes<text:tab/>140</text:a></text:p>
          <text:p text:style-name="P15"><text:a xlink:type="simple" xlink:href="#7.8.2.1.The contentStyle Property and Scrollable Groupbox|outline">The contentStyle Property and Scrollable Groupbox<text:tab/>140</text:a></text:p>
          <text:p text:style-name="P14"><text:a xlink:type="simple" xlink:href="#7.8.3.Toolbars|outline">Toolbars<text:tab/>141</text:a></text:p>
          <text:p text:style-name="P13"><text:a xlink:type="simple" xlink:href="#7.9.Menu bars|outline">Menu bars<text:tab/>141</text:a></text:p>
          <text:p text:style-name="P14"><text:a xlink:type="simple" xlink:href="#7.9.1.Execute a Menu Command|outline">Execute a Menu Command<text:tab/>142</text:a></text:p>
          <text:p text:style-name="P14"><text:a xlink:type="simple" xlink:href="#7.9.2.Use Menu Items as Check Boxes|outline">Use Menu Items as Check Boxes<text:tab/>142</text:a></text:p>
          <text:p text:style-name="P14"><text:a xlink:type="simple" xlink:href="#7.9.3.The autodrop Property|outline">The autodrop Property<text:tab/>143</text:a></text:p>
          <text:p text:style-name="P14"><text:a xlink:type="simple" xlink:href="#7.9.4.The onOpen Event|outline">The onOpen Event<text:tab/>143</text:a></text:p>
          <text:p text:style-name="P14"><text:a xlink:type="simple" xlink:href="#7.9.5.More Menu Features|outline">More Menu Features<text:tab/>143</text:a></text:p>
          <text:p text:style-name="P13"><text:a xlink:type="simple" xlink:href="#7.10.Context Menus|outline">Context Menus<text:tab/>143</text:a></text:p>
          <text:p text:style-name="P14"><text:a xlink:type="simple" xlink:href="#7.10.1.Customizable Tooltip and Popup Menus|outline">Customizable Tooltip and Popup Menus<text:tab/>144</text:a></text:p>
          <text:p text:style-name="P14"><text:a xlink:type="simple" xlink:href="#7.10.2.The onOpen Event|outline">The onOpen Event<text:tab/>145</text:a></text:p>
          <text:p text:style-name="P13"><text:a xlink:type="simple" xlink:href="#7.11.List Boxes|outline">List Boxes<text:tab/>146</text:a></text:p>
          <text:p text:style-name="P14"><text:a xlink:type="simple" xlink:href="#7.11.1.Multi-Column List Boxes|outline">Multi-Column List Boxes<text:tab/>147</text:a></text:p>
          <text:p text:style-name="P14"><text:a xlink:type="simple" xlink:href="#7.11.2.Column Headers|outline">Column Headers<text:tab/>147</text:a></text:p>
          <text:p text:style-name="P14"><text:a xlink:type="simple" xlink:href="#7.11.3.Column Footers|outline">Column Footers<text:tab/>147</text:a></text:p>
          <text:p text:style-name="P14"><text:a xlink:type="simple" xlink:href="#7.11.4.Drop-Down List|outline">Drop-Down List<text:tab/>148</text:a></text:p>
          <text:p text:style-name="P14"><text:a xlink:type="simple" xlink:href="#7.11.5.Multiple Selection|outline">Multiple Selection<text:tab/>148</text:a></text:p>
          <text:p text:style-name="P14"><text:a xlink:type="simple" xlink:href="#7.11.6.Scrollable List Boxes|outline">Scrollable List Boxes<text:tab/>148</text:a></text:p>
          <text:p text:style-name="P15"><text:a xlink:type="simple" xlink:href="#7.11.6.1.The rows Property|outline">The rows Property<text:tab/>149</text:a></text:p>
          <text:p text:style-name="P14"><text:a xlink:type="simple" xlink:href="#7.11.7.Sizable List Headers|outline">Sizable List Headers<text:tab/>149</text:a></text:p>
          <text:p text:style-name="P14"><text:a xlink:type="simple" xlink:href="#7.11.8.List Boxes with Paging|outline">List Boxes with Paging<text:tab/>149</text:a></text:p>
          <text:p text:style-name="P14"><text:a xlink:type="simple" xlink:href="#7.11.9.Sorting|outline">Sorting<text:tab/>149</text:a></text:p>
          <text:p text:style-name="P15"><text:a xlink:type="simple" xlink:href="#7.11.9.1.The sortAscending and sortDescending Properties|outline">The sortAscending and sortDescending Properties<text:tab/>150</text:a></text:p>
          <text:p text:style-name="P15"><text:a xlink:type="simple" xlink:href="#7.11.9.2.The sortDirection Property|outline">The sortDirection Property<text:tab/>151</text:a></text:p>
          <text:p text:style-name="P15"><text:a xlink:type="simple" xlink:href="#7.11.9.3.The onSort Event|outline">The onSort Event<text:tab/>151</text:a></text:p>
          <text:p text:style-name="P15"><text:a xlink:type="simple" xlink:href="#7.11.9.4.The sort Method|outline">The sort Method<text:tab/>151</text:a></text:p>
          <text:p text:style-name="P14"><text:a xlink:type="simple" xlink:href="#7.11.10.Special Properties|outline">Special Properties<text:tab/>151</text:a></text:p>
          <text:p text:style-name="P15"><text:a xlink:type="simple" xlink:href="#7.11.10.1.The checkmark Property|outline">The checkmark Property<text:tab/>151</text:a></text:p>
          <text:p text:style-name="P15"><text:a xlink:type="simple" xlink:href="#7.11.10.2.The vflex Property|outline">The vflex Property<text:tab/>153</text:a></text:p>
          <text:p text:style-name="P15"><text:a xlink:type="simple" xlink:href="#7.11.10.3.The maxlength Property|outline">The maxlength Property<text:tab/>153</text:a></text:p>
          <text:p text:style-name="P14"><text:a xlink:type="simple" xlink:href="#7.11.11.Live Data|outline">Live Data<text:tab/>153</text:a></text:p>
          <text:p text:style-name="P15"><text:a xlink:type="simple" xlink:href="#7.11.11.1.Sorting with Live Data|outline">Sorting with Live Data<text:tab/>154</text:a></text:p>
          <text:p text:style-name="P14"><text:a xlink:type="simple" xlink:href="#7.11.12.List Boxes Contain Buttons|outline">List Boxes Contain Buttons<text:tab/>154</text:a></text:p>
          <text:p text:style-name="P13"><text:a xlink:type="simple" xlink:href="#7.12.Tree Controls|outline">Tree Controls<text:tab/>155</text:a></text:p>
          <text:p text:style-name="P14"><text:a xlink:type="simple" xlink:href="#7.12.1.The open Property and the onOpen Event|outline">The open Property and the onOpen Event<text:tab/>157</text:a></text:p>
          <text:p text:style-name="P14"><text:a xlink:type="simple" xlink:href="#7.12.2.Multiple Selection|outline">Multiple Selection<text:tab/>157</text:a></text:p>
          <text:p text:style-name="P14"><text:a xlink:type="simple" xlink:href="#7.12.3.Paging|outline">Paging<text:tab/>157</text:a></text:p>
          <text:p text:style-name="P15"><text:a xlink:type="simple" xlink:href="#7.12.3.1.The onPaging and onPageSize Event|outline">The onPaging and onPageSize Event<text:tab/>158</text:a></text:p>
          <text:p text:style-name="P14"><text:a xlink:type="simple" xlink:href="#7.12.4.Special Properties|outline">Special Properties<text:tab/>158</text:a></text:p>
          <text:p text:style-name="P15"><text:a xlink:type="simple" xlink:href="#7.12.4.1.The rows Property|outline">The rows Property<text:tab/>158</text:a></text:p>
          <text:p text:style-name="P15"><text:a xlink:type="simple" xlink:href="#7.12.4.2.The checkmark Property|outline">The checkmark Property<text:tab/>158</text:a></text:p>
          <text:p text:style-name="P15"><text:a xlink:type="simple" xlink:href="#7.12.4.3.The vflex Property|outline">The vflex Property<text:tab/>158</text:a></text:p>
          <text:p text:style-name="P15"><text:a xlink:type="simple" xlink:href="#7.12.4.4.The maxlength Property|outline">The maxlength Property<text:tab/>159</text:a></text:p>
          <text:p text:style-name="P15"><text:a xlink:type="simple" xlink:href="#7.12.4.5.Sizable Columns|outline">Sizable Columns<text:tab/>159</text:a></text:p>
          <text:p text:style-name="P14"><text:a xlink:type="simple" xlink:href="#7.12.5.Create-on-Open for Tree Controls|outline">Create-on-Open for Tree Controls<text:tab/>159</text:a></text:p>
          <text:p text:style-name="P13"><text:a xlink:type="simple" xlink:href="#7.13.Comboboxes|outline">Comboboxes<text:tab/>159</text:a></text:p>
          <text:p text:style-name="P14"><text:a xlink:type="simple" xlink:href="#7.13.1.The autodrop Property|outline">The autodrop Property<text:tab/>160</text:a></text:p>
          <text:p text:style-name="P14"><text:a xlink:type="simple" xlink:href="#7.13.2.The description Property|outline">The description Property<text:tab/>160</text:a></text:p>
          <text:p text:style-name="P14"><text:a xlink:type="simple" xlink:href="#7.13.3.The onOpen Event|outline">The onOpen Event<text:tab/>160</text:a></text:p>
          <text:p text:style-name="P14"><text:a xlink:type="simple" xlink:href="#7.13.4.The onChanging Event|outline">The onChanging Event<text:tab/>161</text:a></text:p>
          <text:p text:style-name="P13"><text:a xlink:type="simple" xlink:href="#7.14.Bandboxes|outline">Bandboxes<text:tab/>162</text:a></text:p>
          <text:p text:style-name="P14"><text:a xlink:type="simple" xlink:href="#7.14.1.The closeDropdown Method|outline">The closeDropdown Method<text:tab/>162</text:a></text:p>
          <text:p text:style-name="P14"><text:a xlink:type="simple" xlink:href="#7.14.2.The autodrop Property|outline">The autodrop Property<text:tab/>163</text:a></text:p>
          <text:p text:style-name="P14"><text:a xlink:type="simple" xlink:href="#7.14.3.The onOpen Event|outline">The onOpen Event<text:tab/>163</text:a></text:p>
          <text:p text:style-name="P14"><text:a xlink:type="simple" xlink:href="#7.14.4.The onChanging Event|outline">The onChanging Event<text:tab/>163</text:a></text:p>
          <text:p text:style-name="P13"><text:a xlink:type="simple" xlink:href="#7.15.Chart|outline">Chart<text:tab/>164</text:a></text:p>
          <text:p text:style-name="P14"><text:a xlink:type="simple" xlink:href="#7.15.1.Live Data|outline">Live Data<text:tab/>164</text:a></text:p>
          <text:p text:style-name="P14"><text:a xlink:type="simple" xlink:href="#7.15.2.Drill Down (The onClick Event)|outline">Drill Down (The onClick Event)<text:tab/>165</text:a></text:p>
          <text:p text:style-name="P14"><text:a xlink:type="simple" xlink:href="#7.15.3.Manipulate Areas|outline">Manipulate Areas<text:tab/>166</text:a></text:p>
          <text:p text:style-name="P13"><text:a xlink:type="simple" xlink:href="#7.16.Drag and Drop|outline">Drag and Drop<text:tab/>166</text:a></text:p>
          <text:p text:style-name="P14"><text:a xlink:type="simple" xlink:href="#7.16.1.The draggable and droppable Properties|outline">The draggable and droppable Properties<text:tab/>166</text:a></text:p>
          <text:p text:style-name="P14"><text:a xlink:type="simple" xlink:href="#7.16.2.The onDrop Event|outline">The onDrop Event<text:tab/>166</text:a></text:p>
          <text:p text:style-name="P14"><text:a xlink:type="simple" xlink:href="#7.16.3.Dragging with Multiple Selections|outline">Dragging with Multiple Selections<text:tab/>168</text:a></text:p>
          <text:p text:style-name="P14"><text:a xlink:type="simple" xlink:href="#7.16.4.Multiple Types of Draggable Components|outline">Multiple Types of Draggable Components<text:tab/>168</text:a></text:p>
          <text:p text:style-name="P13"><text:a xlink:type="simple" xlink:href="#7.17.Work with HTML Tags|outline">Work with HTML Tags<text:tab/>169</text:a></text:p>
          <text:p text:style-name="P14"><text:a xlink:type="simple" xlink:href="#7.17.1.The html Component|outline">The html Component<text:tab/>169</text:a></text:p>
          <text:p text:style-name="P14"><text:a xlink:type="simple" xlink:href="#7.17.2.The Native Namespace, http://www.zkoss.org/2005/zk/native|outline">The Native Namespace, http://www.zkoss.org/2005/zk/native<text:tab/>171</text:a></text:p>
          <text:p text:style-name="P15"><text:a xlink:type="simple" xlink:href="#7.17.2.1.Output Another Namespace with the Native Namespace|outline">Output Another Namespace with the Native Namespace<text:tab/>171</text:a></text:p>
          <text:p text:style-name="P14"><text:a xlink:type="simple" xlink:href="#7.17.3.The XHTML Namespace, http://www.w3.org/1999/xhtml|outline">The XHTML Namespace, http://www.w3.org/1999/xhtml<text:tab/>172</text:a></text:p>
          <text:p text:style-name="P14"><text:a xlink:type="simple" xlink:href="#7.17.4.The include Component|outline">The include Component<text:tab/>173</text:a></text:p>
          <text:p text:style-name="P15"><text:a xlink:type="simple" xlink:href="#7.17.4.1.Pass Values to the Included Page|outline">Pass Values to the Included Page<text:tab/>173</text:a></text:p>
          <text:p text:style-name="P15"><text:a xlink:type="simple" xlink:href="#7.17.4.2.Including ZUML Pages|outline">Including ZUML Pages<text:tab/>174</text:a></text:p>
          <text:p text:style-name="P14"><text:a xlink:type="simple" xlink:href="#7.17.5.The style Component|outline">The style Component<text:tab/>174</text:a></text:p>
          <text:p text:style-name="P14"><text:a xlink:type="simple" xlink:href="#7.17.6.The script Component|outline">The script Component<text:tab/>175</text:a></text:p>
          <text:p text:style-name="P14"><text:a xlink:type="simple" xlink:href="#7.17.7.The iframe Component|outline">The iframe Component<text:tab/>175</text:a></text:p>
          <text:p text:style-name="P15"><text:a xlink:type="simple" xlink:href="#7.17.7.1.The onURIChange Event|outline">The onURIChange Event<text:tab/>177</text:a></text:p>
          <text:p text:style-name="P15"><text:a xlink:type="simple" xlink:href="#7.17.7.2.Integrate with Other Technologies|outline">Integrate with Other Technologies<text:tab/>177</text:a></text:p>
          <text:p text:style-name="P13"><text:a xlink:type="simple" xlink:href="#7.18.Work with HTML FORM and Java Servlets|outline">Work with HTML FORM and Java Servlets<text:tab/>177</text:a></text:p>
          <text:p text:style-name="P14"><text:a xlink:type="simple" xlink:href="#7.18.1.The name Property|outline">The name Property<text:tab/>178</text:a></text:p>
          <text:p text:style-name="P14"><text:a xlink:type="simple" xlink:href="#7.18.2.Components that Support the name Property|outline">Components that Support the name Property<text:tab/>178</text:a></text:p>
          <text:p text:style-name="P14"><text:a xlink:type="simple" xlink:href="#7.18.3.Rich User Interfaces|outline">Rich User Interfaces<text:tab/>179</text:a></text:p>
          <text:p text:style-name="P13"><text:a xlink:type="simple" xlink:href="#7.19.Client Side Actions|outline">Client Side Actions<text:tab/>179</text:a></text:p>
          <text:p text:style-name="P14"><text:a xlink:type="simple" xlink:href="#7.19.1.Reference to a Component|outline">Reference to a Component<text:tab/>180</text:a></text:p>
          <text:p text:style-name="P15"><text:a xlink:type="simple" xlink:href="#7.19.1.1.An onfocus and onblur Example|outline">An onfocus and onblur Example<text:tab/>180</text:a></text:p>
          <text:p text:style-name="P15"><text:a xlink:type="simple" xlink:href="#7.19.1.2.Coercion Rules|outline">Coercion Rules<text:tab/>181</text:a></text:p>
          <text:p text:style-name="P14"><text:a xlink:type="simple" xlink:href="#7.19.2.The onshow and onhide Actions|outline">The onshow and onhide Actions<text:tab/>181</text:a></text:p>
          <text:p text:style-name="P15"><text:a xlink:type="simple" xlink:href="#7.19.2.1.An Example to Change How a Window Appears|outline">An Example to Change How a Window Appears<text:tab/>181</text:a></text:p>
          <text:p text:style-name="P14"><text:a xlink:type="simple" xlink:href="#7.19.3.CSA JavaScript Utilities|outline">CSA JavaScript Utilities<text:tab/>182</text:a></text:p>
          <text:p text:style-name="P15"><text:a xlink:type="simple" xlink:href="#7.19.3.1.The action Object|outline">The action Object<text:tab/>182</text:a></text:p>
          <text:p text:style-name="P15"><text:a xlink:type="simple" xlink:href="#7.19.3.2.The comm Object|outline">The comm Object<text:tab/>182</text:a></text:p>
          <text:p text:style-name="P15"><text:a xlink:type="simple" xlink:href="#7.19.3.3.The anima Object|outline">The anima Object<text:tab/>183</text:a></text:p>
          <text:p text:style-name="P13"><text:a xlink:type="simple" xlink:href="#7.20.Events|outline">Events<text:tab/>185</text:a></text:p>
          <text:p text:style-name="P14"><text:a xlink:type="simple" xlink:href="#7.20.1.Mouse Events|outline">Mouse Events<text:tab/>185</text:a></text:p>
          <text:p text:style-name="P14"><text:a xlink:type="simple" xlink:href="#7.20.2.Keystroke Events|outline">Keystroke Events<text:tab/>185</text:a></text:p>
          <text:p text:style-name="P15"><text:a xlink:type="simple" xlink:href="#7.20.2.1.The ctrlKeys Property|outline">The ctrlKeys Property<text:tab/>186</text:a></text:p>
          <text:p text:style-name="P14"><text:a xlink:type="simple" xlink:href="#7.20.3.Input Events|outline">Input Events<text:tab/>187</text:a></text:p>
          <text:p text:style-name="P14"><text:a xlink:type="simple" xlink:href="#7.20.4.List and Tree Events|outline">List and Tree Events<text:tab/>188</text:a></text:p>
          <text:p text:style-name="P14"><text:a xlink:type="simple" xlink:href="#7.20.5.Slider and Scroll Events|outline">Slider and Scroll Events<text:tab/>188</text:a></text:p>
          <text:p text:style-name="P14"><text:a xlink:type="simple" xlink:href="#7.20.6.Other Events|outline">Other Events<text:tab/>189</text:a></text:p>
          <text:p text:style-name="P15"><text:a xlink:type="simple" xlink:href="#7.20.6.1.The Event Flow of radio and radiogroup|outline">The Event Flow of radio and radiogroup<text:tab/>190</text:a></text:p>
          <text:p text:style-name="P12">8. Data Binding<text:tab/>192</text:p>
          <text:p text:style-name="P13"><text:a xlink:type="simple" xlink:href="#8.1.Basic Concept|outline">Basic Concept<text:tab/>192</text:a></text:p>
          <text:p text:style-name="P13"><text:a xlink:type="simple" xlink:href="#8.2.Adding a Data Source|outline">Adding a Data Source<text:tab/>192</text:a></text:p>
          <text:p text:style-name="P13"><text:a xlink:type="simple" xlink:href="#8.3.Activates Data Binding Manager|outline">Activates Data Binding Manager<text:tab/>193</text:a></text:p>
          <text:p text:style-name="P13"><text:a xlink:type="simple" xlink:href="#8.4.Associate UI Components with Data Source|outline">Associate UI Components with Data Source<text:tab/>193</text:a></text:p>
          <text:p text:style-name="P13"><text:a xlink:type="simple" xlink:href="#8.5.When to Load  Data from Data Source to UI|outline">When to Load <text:s/>Data from Data Source to UI<text:tab/>194</text:a></text:p>
          <text:p text:style-name="P13"><text:a xlink:type="simple" xlink:href="#8.6.When to Save Data from UI Components to the Data Source|outline">When to Save Data from UI Components to the Data Source<text:tab/>195</text:a></text:p>
          <text:p text:style-name="P13"><text:a xlink:type="simple" xlink:href="#8.7.Associate the Same Data Source with Multiple UI Components|outline">Associate the Same Data Source with Multiple UI Components<text:tab/>196</text:a></text:p>
          <text:p text:style-name="P13"><text:a xlink:type="simple" xlink:href="#8.8.Associate UI Components with a Collection|outline">Associate UI Components with a Collection<text:tab/>197</text:a></text:p>
          <text:p text:style-name="P13"><text:a xlink:type="simple" xlink:href="#8.9.Customization of Conversion between the Data Source and UI Components|outline">Customization of Conversion between the Data Source and UI Components<text:tab/>198</text:a></text:p>
          <text:p text:style-name="P13"><text:a xlink:type="simple" xlink:href="#8.10.Define the Access Privilege of Data Binding Manager|outline">Define the Access Privilege of Data Binding Manager<text:tab/>199</text:a></text:p>
          <text:p text:style-name="P12">9. ZUML with the XHTML Component Set<text:tab/>201</text:p>
          <text:p text:style-name="P13"><text:a xlink:type="simple" xlink:href="#9.1.The Goal|outline">The Goal<text:tab/>201</text:a></text:p>
          <text:p text:style-name="P14"><text:a xlink:type="simple" xlink:href="#9.1.1.A XHTML Page Is A Valid ZUML Page|outline">A XHTML Page Is A Valid ZUML Page<text:tab/>201</text:a></text:p>
          <text:p text:style-name="P14"><text:a xlink:type="simple" xlink:href="#9.1.2.Server-Centric Interactivity|outline">Server-Centric Interactivity<text:tab/>202</text:a></text:p>
          <text:p text:style-name="P14"><text:a xlink:type="simple" xlink:href="#9.1.3.Servlets Work As Usual|outline">Servlets Work As Usual<text:tab/>203</text:a></text:p>
          <text:p text:style-name="P13"><text:a xlink:type="simple" xlink:href="#9.2.The Differences|outline">The Differences<text:tab/>203</text:a></text:p>
          <text:p text:style-name="P14"><text:a xlink:type="simple" xlink:href="#9.2.1.A Component Created for Each Tag|outline">A Component Created for Each Tag<text:tab/>203</text:a></text:p>
          <text:p text:style-name="P14"><text:a xlink:type="simple" xlink:href="#9.2.2.UUID Is ID|outline">UUID Is ID<text:tab/>203</text:a></text:p>
          <text:p text:style-name="P15"><text:a xlink:type="simple" xlink:href="#9.2.2.1.Side Effects|outline">Side Effects<text:tab/>204</text:a></text:p>
          <text:p text:style-name="P14"><text:a xlink:type="simple" xlink:href="#9.2.3.All Tags Are Valid|outline">All Tags Are Valid<text:tab/>204</text:a></text:p>
          <text:p text:style-name="P14"><text:a xlink:type="simple" xlink:href="#9.2.4.Case Insensitive|outline">Case Insensitive<text:tab/>204</text:a></text:p>
          <text:p text:style-name="P14"><text:a xlink:type="simple" xlink:href="#9.2.5.No Mold Support|outline">No Mold Support<text:tab/>205</text:a></text:p>
          <text:p text:style-name="P13"><text:a xlink:type="simple" xlink:href="#9.3.The DOM Tree at the Browser|outline">The DOM Tree at the Browser<text:tab/>205</text:a></text:p>
          <text:p text:style-name="P14"><text:a xlink:type="simple" xlink:href="#9.3.1.The TABLE and TBODY Tags|outline">The TABLE and TBODY Tags<text:tab/>205</text:a></text:p>
          <text:p text:style-name="P13"><text:a xlink:type="simple" xlink:href="#9.4.Events|outline">Events<text:tab/>205</text:a></text:p>
          <text:p text:style-name="P13"><text:a xlink:type="simple" xlink:href="#9.5.Integrate with JSF, JSP and Others|outline">Integrate with JSF, JSP and Others<text:tab/>206</text:a></text:p>
          <text:p text:style-name="P14"><text:a xlink:type="simple" xlink:href="#9.5.1.Work with Existent Servlets|outline">Work with Existent Servlets<text:tab/>206</text:a></text:p>
          <text:p text:style-name="P14"><text:a xlink:type="simple" xlink:href="#9.5.2.Enrich by Inclusion|outline">Enrich by Inclusion<text:tab/>206</text:a></text:p>
          <text:p text:style-name="P14"><text:a xlink:type="simple" xlink:href="#9.5.3.Enrich Static HTML Pages|outline">Enrich Static HTML Pages<text:tab/>206</text:a></text:p>
          <text:p text:style-name="P14"><text:a xlink:type="simple" xlink:href="#9.5.4.Use of ZK JSP Tags|outline">Use of ZK JSP Tags<text:tab/>207</text:a></text:p>
          <text:p text:style-name="P14"><text:a xlink:type="simple" xlink:href="#9.5.5.Use of ZK JSF Components|outline">Use of ZK JSF Components<text:tab/>208</text:a></text:p>
          <text:p text:style-name="P14"><text:a xlink:type="simple" xlink:href="#9.5.6.Enrich a Dynamically Generated Page with ZK Filter|outline">Enrich a Dynamically Generated Page with ZK Filter<text:tab/>208</text:a></text:p>
          <text:p text:style-name="P12">10. Macro Components<text:tab/>210</text:p>
          <text:p text:style-name="P13"><text:a xlink:type="simple" xlink:href="#10.1.Three Steps to Use Macro Components|outline">Three Steps to Use Macro Components<text:tab/>210</text:a></text:p>
          <text:p text:style-name="P14"><text:a xlink:type="simple" xlink:href="#10.1.1.Step 1. The Implementation|outline">Step 1. The Implementation<text:tab/>210</text:a></text:p>
          <text:p text:style-name="P14"><text:a xlink:type="simple" xlink:href="#10.1.2.Step 2. The Declaration|outline">Step 2. The Declaration<text:tab/>211</text:a></text:p>
          <text:p text:style-name="P15"><text:a xlink:type="simple" xlink:href="#10.1.2.1.Other Properties|outline">Other Properties<text:tab/>211</text:a></text:p>
          <text:p text:style-name="P14"><text:a xlink:type="simple" xlink:href="#10.1.3.Step 3. The Use|outline">Step 3. The Use<text:tab/>211</text:a></text:p>
          <text:p text:style-name="P15"><text:a xlink:type="simple" xlink:href="#10.1.3.1.Pass Properties|outline">Pass Properties<text:tab/>211</text:a></text:p>
          <text:p text:style-name="P15"><text:a xlink:type="simple" xlink:href="#10.1.3.2.arg.includer|outline">arg.includer<text:tab/>212</text:a></text:p>
          <text:p text:style-name="P13"><text:a xlink:type="simple" xlink:href="#10.2.Inline Macros|outline">Inline Macros<text:tab/>212</text:a></text:p>
          <text:p text:style-name="P14"><text:a xlink:type="simple" xlink:href="#10.2.1.An Example|outline">An Example<text:tab/>213</text:a></text:p>
          <text:p text:style-name="P13"><text:a xlink:type="simple" xlink:href="#10.3.Regular Macros|outline">Regular Macros<text:tab/>214</text:a></text:p>
          <text:p text:style-name="P14"><text:a xlink:type="simple" xlink:href="#10.3.1.Macro Components and The ID Space|outline">Macro Components and The ID Space<text:tab/>214</text:a></text:p>
          <text:p text:style-name="P15"><text:a xlink:type="simple" xlink:href="#10.3.1.1.Access Child Components From the Outside|outline">Access Child Components From the Outside<text:tab/>215</text:a></text:p>
          <text:p text:style-name="P15"><text:a xlink:type="simple" xlink:href="#10.3.1.2.Access Variables Defined in the Ancestors|outline">Access Variables Defined in the Ancestors<text:tab/>215</text:a></text:p>
          <text:p text:style-name="P15"><text:a xlink:type="simple" xlink:href="#10.3.1.3.Change macroURI At the Runtime|outline">Change macroURI At the Runtime<text:tab/>215</text:a></text:p>
          <text:p text:style-name="P14"><text:a xlink:type="simple" xlink:href="#10.3.2.Provide Additional Methods|outline">Provide Additional Methods<text:tab/>215</text:a></text:p>
          <text:p text:style-name="P15"><text:a xlink:type="simple" xlink:href="#10.3.2.1.Provide Additional Methods in Java|outline">Provide Additional Methods in Java<text:tab/>216</text:a></text:p>
          <text:p text:style-name="P15"><text:a xlink:type="simple" xlink:href="#10.3.2.2.Provide Additional Methods in zscript|outline">Provide Additional Methods in zscript<text:tab/>217</text:a></text:p>
          <text:p text:style-name="P15"><text:a xlink:type="simple" xlink:href="#10.3.2.3.Override the Implementation Class When Instantiation|outline">Override the Implementation Class When Instantiation<text:tab/>217</text:a></text:p>
          <text:p text:style-name="P15"><text:a xlink:type="simple" xlink:href="#10.3.2.4.Create a Macro Component Manually|outline">Create a Macro Component Manually<text:tab/>218</text:a></text:p>
          <text:p text:style-name="P12">11. Advanced Features<text:tab/>219</text:p>
          <text:p text:style-name="P13"><text:a xlink:type="simple" xlink:href="#11.1.Identify Pages|outline">Identify Pages<text:tab/>219</text:a></text:p>
          <text:p text:style-name="P13"><text:a xlink:type="simple" xlink:href="#11.2.Identify Components|outline">Identify Components<text:tab/>219</text:a></text:p>
          <text:p text:style-name="P14"><text:a xlink:type="simple" xlink:href="#11.2.1.The Component Path|outline">The Component Path<text:tab/>219</text:a></text:p>
          <text:p text:style-name="P13"><text:a xlink:type="simple" xlink:href="#11.3.Sorting|outline">Sorting<text:tab/>220</text:a></text:p>
          <text:p text:style-name="P13"><text:a xlink:type="simple" xlink:href="#11.4.Browser's Information and Controls|outline">Browser's Information and Controls<text:tab/>221</text:a></text:p>
          <text:p text:style-name="P14"><text:a xlink:type="simple" xlink:href="#11.4.1.The onClientInfo Event|outline">The onClientInfo Event<text:tab/>221</text:a></text:p>
          <text:p text:style-name="P14"><text:a xlink:type="simple" xlink:href="#11.4.2.The org.zkoss.ui.util.Clients Class|outline">The org.zkoss.ui.util.Clients Class<text:tab/>222</text:a></text:p>
          <text:p text:style-name="P14"><text:a xlink:type="simple" xlink:href="#11.4.3.Prevent User From Closing a Window|outline">Prevent User From Closing a Window<text:tab/>222</text:a></text:p>
          <text:p text:style-name="P13"><text:a xlink:type="simple" xlink:href="#11.5.Browser's History Management|outline">Browser's History Management<text:tab/>223</text:a></text:p>
          <text:p text:style-name="P14"><text:a xlink:type="simple" xlink:href="#11.5.1.Add the Appropriate States to Browser's History|outline">Add the Appropriate States to Browser's History<text:tab/>223</text:a></text:p>
          <text:p text:style-name="P14"><text:a xlink:type="simple" xlink:href="#11.5.2.Listen to the onBookmarkChange Event and Manipulate the Desktop Accordingly|outline">Listen to the onBookmarkChange Event and Manipulate the Desktop Accordingly<text:tab/>224</text:a></text:p>
          <text:p text:style-name="P14"><text:a xlink:type="simple" xlink:href="#11.5.3.A Simple Example|outline">A Simple Example<text:tab/>225</text:a></text:p>
          <text:p text:style-name="P14"><text:a xlink:type="simple" xlink:href="#11.5.4.Bookmarking with iframe|outline">Bookmarking with iframe<text:tab/>225</text:a></text:p>
          <text:p text:style-name="P13"><text:a xlink:type="simple" xlink:href="#11.6.Component Cloning|outline">Component Cloning<text:tab/>226</text:a></text:p>
          <text:p text:style-name="P13"><text:a xlink:type="simple" xlink:href="#11.7.Component Serialization|outline">Component Serialization<text:tab/>227</text:a></text:p>
          <text:p text:style-name="P14"><text:a xlink:type="simple" xlink:href="#11.7.1.Serializable Sessions|outline">Serializable Sessions<text:tab/>228</text:a></text:p>
          <text:p text:style-name="P14"><text:a xlink:type="simple" xlink:href="#11.7.2.Serialization Listeners|outline">Serialization Listeners<text:tab/>228</text:a></text:p>
          <text:p text:style-name="P13"><text:a xlink:type="simple" xlink:href="#11.8.Inter-Page Communication|outline">Inter-Page Communication<text:tab/>228</text:a></text:p>
          <text:p text:style-name="P14"><text:a xlink:type="simple" xlink:href="#11.8.1.Post and Send Events|outline">Post and Send Events<text:tab/>229</text:a></text:p>
          <text:p text:style-name="P14"><text:a xlink:type="simple" xlink:href="#11.8.2.Attributes|outline">Attributes<text:tab/>229</text:a></text:p>
          <text:p text:style-name="P13"><text:a xlink:type="simple" xlink:href="#11.9.Inter-Web-Application Communication|outline">Inter-Web-Application Communication<text:tab/>229</text:a></text:p>
          <text:p text:style-name="P14"><text:a xlink:type="simple" xlink:href="#11.9.1.Web Resources from Classpath|outline">Web Resources from Classpath<text:tab/>229</text:a></text:p>
          <text:p text:style-name="P13"><text:a xlink:type="simple" xlink:href="#11.10.Annotations|outline">Annotations<text:tab/>230</text:a></text:p>
          <text:p text:style-name="P14"><text:a xlink:type="simple" xlink:href="#11.10.1.Annotate ZUML Pages|outline">Annotate ZUML Pages<text:tab/>230</text:a></text:p>
          <text:p text:style-name="P15"><text:a xlink:type="simple" xlink:href="#11.10.1.1.The Classic Way to annotate the Component Declarations|outline">The Classic Way to annotate the Component Declarations<text:tab/>230</text:a></text:p>
          <text:p text:style-name="P15"><text:a xlink:type="simple" xlink:href="#11.10.1.2.The Classic Way to Annotate the Property Declarations|outline">The Classic Way to Annotate the Property Declarations<text:tab/>231</text:a></text:p>
          <text:p text:style-name="P15"><text:a xlink:type="simple" xlink:href="#11.10.1.3.The Simple Way to Annotate the Property Declarations|outline">The Simple Way to Annotate the Property Declarations<text:tab/>231</text:a></text:p>
          <text:p text:style-name="P15"><text:a xlink:type="simple" xlink:href="#11.10.1.4.The Simple Way to Annotate the Component Declarations|outline">The Simple Way to Annotate the Component Declarations<text:tab/>232</text:a></text:p>
          <text:p text:style-name="P14"><text:a xlink:type="simple" xlink:href="#11.10.2.Annotate Components Created Manually|outline">Annotate Components Created Manually<text:tab/>232</text:a></text:p>
          <text:p text:style-name="P14"><text:a xlink:type="simple" xlink:href="#11.10.3.Retrieve Annotations|outline">Retrieve Annotations<text:tab/>232</text:a></text:p>
          <text:p text:style-name="P13"><text:a xlink:type="simple" xlink:href="#11.11.Richlets|outline">Richlets<text:tab/>233</text:a></text:p>
          <text:p text:style-name="P14"><text:a xlink:type="simple" xlink:href="#11.11.1.Implement the org.zkoss.zk.ui.Richlet interface|outline">Implement the org.zkoss.zk.ui.Richlet interface<text:tab/>233</text:a></text:p>
          <text:p text:style-name="P15"><text:a xlink:type="simple" xlink:href="#11.11.1.1.One Richlet per URL|outline">One Richlet per URL<text:tab/>234</text:a></text:p>
          <text:p text:style-name="P14"><text:a xlink:type="simple" xlink:href="#11.11.2.Configure web.xml and zk.xml|outline">Configure web.xml and zk.xml<text:tab/>234</text:a></text:p>
          <text:p text:style-name="P13"><text:a xlink:type="simple" xlink:href="#11.12.Session Timeout Management|outline">Session Timeout Management<text:tab/>235</text:a></text:p>
          <text:p text:style-name="P13"><text:a xlink:type="simple" xlink:href="#11.13.Error Handling|outline">Error Handling<text:tab/>236</text:a></text:p>
          <text:p text:style-name="P14"><text:a xlink:type="simple" xlink:href="#11.13.1.Error Handling When Loading Pages|outline">Error Handling When Loading Pages<text:tab/>236</text:a></text:p>
          <text:p text:style-name="P15"><text:a xlink:type="simple" xlink:href="#11.13.1.1.ZK Mobile Error Handling|outline">ZK Mobile Error Handling<text:tab/>237</text:a></text:p>
          <text:p text:style-name="P14"><text:a xlink:type="simple" xlink:href="#11.13.2.Error Handing When Updating Pages|outline">Error Handing When Updating Pages<text:tab/>237</text:a></text:p>
          <text:p text:style-name="P15"><text:a xlink:type="simple" xlink:href="#11.13.2.1.ZK Mobile Error When Updating Pages|outline">ZK Mobile Error When Updating Pages<text:tab/>239</text:a></text:p>
          <text:p text:style-name="P13"><text:a xlink:type="simple" xlink:href="#11.14.Miscellaneous|outline">Miscellaneous<text:tab/>239</text:a></text:p>
          <text:p text:style-name="P14"><text:a xlink:type="simple" xlink:href="#11.14.1.Configure the ZK Loader Not to Compress the Output|outline">Configure the ZK Loader Not to Compress the Output<text:tab/>239</text:a></text:p>
          <text:p text:style-name="P12">12. Performance Tips<text:tab/>241</text:p>
          <text:p text:style-name="P13"><text:a xlink:type="simple" xlink:href="#12.1.Use Compiled Java Codes|outline">Use Compiled Java Codes<text:tab/>241</text:a></text:p>
          <text:p text:style-name="P14"><text:a xlink:type="simple" xlink:href="#12.1.1.Use the deferred Attribute|outline">Use the deferred Attribute<text:tab/>241</text:a></text:p>
          <text:p text:style-name="P14"><text:a xlink:type="simple" xlink:href="#12.1.2.The deferred Attribute and the onCreate Event|outline">The deferred Attribute and the onCreate Event<text:tab/>241</text:a></text:p>
          <text:p text:style-name="P14"><text:a xlink:type="simple" xlink:href="#12.1.3.Use the forward Attribute|outline">Use the forward Attribute<text:tab/>242</text:a></text:p>
          <text:p text:style-name="P13"><text:a xlink:type="simple" xlink:href="#12.2.Use the Servlet Thread to Process Events|outline">Use the Servlet Thread to Process Events<text:tab/>242</text:a></text:p>
          <text:p text:style-name="P14"><text:a xlink:type="simple" xlink:href="#12.2.1.Modal Windows|outline">Modal Windows<text:tab/>243</text:a></text:p>
          <text:p text:style-name="P14"><text:a xlink:type="simple" xlink:href="#12.2.2.Message Boxes|outline">Message Boxes<text:tab/>243</text:a></text:p>
          <text:p text:style-name="P14"><text:a xlink:type="simple" xlink:href="#12.2.3.File Upload|outline">File Upload<text:tab/>244</text:a></text:p>
          <text:p text:style-name="P13"><text:a xlink:type="simple" xlink:href="#12.3.Use the Native Namespace instead of the XHTML Namespace|outline">Use the Native Namespace instead of the XHTML Namespace<text:tab/>244</text:a></text:p>
          <text:p text:style-name="P13"><text:a xlink:type="simple" xlink:href="#12.4.Prolong the Period to Check Whether a File Is Modified|outline">Prolong the Period to Check Whether a File Is Modified<text:tab/>245</text:a></text:p>
          <text:p text:style-name="P13"><text:a xlink:type="simple" xlink:href="#12.5.Defer the Creation of Child Components|outline">Defer the Creation of Child Components<text:tab/>245</text:a></text:p>
          <text:p text:style-name="P13"><text:a xlink:type="simple" xlink:href="#12.6.Use Live Data and Paging for Large List Boxes|outline">Use Live Data and Paging for Large List Boxes<text:tab/>246</text:a></text:p>
          <text:p text:style-name="P13"><text:a xlink:type="simple" xlink:href="#12.7.Use ZK JSP Tags or ZK JSF Components instead of ZK Filter|outline">Use ZK JSP Tags or ZK JSF Components instead of ZK Filter<text:tab/>246</text:a></text:p>
          <text:p text:style-name="P12">13. Other Devices and Output Formats<text:tab/>248</text:p>
          <text:p text:style-name="P13"><text:a xlink:type="simple" xlink:href="#13.1.ZK Mobile|outline">ZK Mobile<text:tab/>248</text:a></text:p>
          <text:p text:style-name="P14"><text:a xlink:type="simple" xlink:href="#13.1.1.The Mobile Component Set, http://www.zkoss.org/2007/mil|outline">The Mobile Component Set, http://www.zkoss.org/2007/mil<text:tab/>248</text:a></text:p>
          <text:p text:style-name="P13"><text:a xlink:type="simple" xlink:href="#13.2.XML Output|outline">XML Output<text:tab/>249</text:a></text:p>
          <text:p text:style-name="P14"><text:a xlink:type="simple" xlink:href="#13.2.1.Three Steps to Generate XML Output with a ZUML Page|outline">Three Steps to Generate XML Output with a ZUML Page<text:tab/>249</text:a></text:p>
          <text:p text:style-name="P15"><text:a xlink:type="simple" xlink:href="#13.2.1.1.Use the XML Component Set, http://www.zkoss.org/2007/xml|outline">Use the XML Component Set, http://www.zkoss.org/2007/xml<text:tab/>249</text:a></text:p>
          <text:p text:style-name="P15"><text:a xlink:type="simple" xlink:href="#13.2.1.2.Maps the File Extension to ZK Loader|outline">Maps the File Extension to ZK Loader<text:tab/>250</text:a></text:p>
          <text:p text:style-name="P15"><text:a xlink:type="simple" xlink:href="#13.2.1.3.Maps the File Extension to the XML Component Set|outline">Maps the File Extension to the XML Component Set<text:tab/>250</text:a></text:p>
          <text:p text:style-name="P14"><text:a xlink:type="simple" xlink:href="#13.2.2.The XML Component Set|outline">The XML Component Set<text:tab/>251</text:a></text:p>
          <text:p text:style-name="P15"><text:a xlink:type="simple" xlink:href="#13.2.2.1.The XML Transformer|outline">The XML Transformer<text:tab/>251</text:a></text:p>
          <text:p text:style-name="P12">14. Internationalization<text:tab/>253</text:p>
          <text:p text:style-name="P13"><text:a xlink:type="simple" xlink:href="#14.1.Locale|outline">Locale<text:tab/>253</text:a></text:p>
          <text:p text:style-name="P14"><text:a xlink:type="simple" xlink:href="#14.1.1.The px_preferred_locale Session Attribute|outline">The px_preferred_locale Session Attribute<text:tab/>253</text:a></text:p>
          <text:p text:style-name="P14"><text:a xlink:type="simple" xlink:href="#14.1.2.The Request Interceptor|outline">The Request Interceptor<text:tab/>253</text:a></text:p>
          <text:p text:style-name="P13"><text:a xlink:type="simple" xlink:href="#14.2.Time Zone|outline">Time Zone<text:tab/>254</text:a></text:p>
          <text:p text:style-name="P14"><text:a xlink:type="simple" xlink:href="#14.2.1.The px_preferred_time_zone Session Attribute|outline">The px_preferred_time_zone Session Attribute<text:tab/>255</text:a></text:p>
          <text:p text:style-name="P14"><text:a xlink:type="simple" xlink:href="#14.2.2.The Request Interceptor|outline">The Request Interceptor<text:tab/>255</text:a></text:p>
          <text:p text:style-name="P13"><text:a xlink:type="simple" xlink:href="#14.3.Labels|outline">Labels<text:tab/>255</text:a></text:p>
          <text:p text:style-name="P13"><text:a xlink:type="simple" xlink:href="#14.4.Locale-Dependent Files|outline">Locale-Dependent Files<text:tab/>256</text:a></text:p>
          <text:p text:style-name="P14"><text:a xlink:type="simple" xlink:href="#14.4.1.Browser and Locale-Dependent URI|outline">Browser and Locale-Dependent URI<text:tab/>256</text:a></text:p>
          <text:p text:style-name="P14"><text:a xlink:type="simple" xlink:href="#14.4.2.Locating Browser and Locale Dependent Resources in Java|outline">Locating Browser and Locale Dependent Resources in Java<text:tab/>257</text:a></text:p>
          <text:p text:style-name="P13"><text:a xlink:type="simple" xlink:href="#14.5.Messages|outline">Messages<text:tab/>258</text:a></text:p>
          <text:p text:style-name="P13"><text:a xlink:type="simple" xlink:href="#14.6.Themes|outline">Themes<text:tab/>258</text:a></text:p>
          <text:p text:style-name="P14"><text:a xlink:type="simple" xlink:href="#14.6.1.Change Font Size and/or Family|outline">Change Font Size and/or Family<text:tab/>258</text:a></text:p>
          <text:p text:style-name="P15"><text:a xlink:type="simple" xlink:href="#14.6.1.1.Use the Library Properties|outline">Use the Library Properties<text:tab/>258</text:a></text:p>
          <text:p text:style-name="P15"><text:a xlink:type="simple" xlink:href="#14.6.1.2.Use the Built-in Theme with Smaller Fonts|outline">Use the Built-in Theme with Smaller Fonts<text:tab/>259</text:a></text:p>
          <text:p text:style-name="P15"><text:a xlink:type="simple" xlink:href="#14.6.1.3.Use the Built-in Theme with Larger Fonts|outline">Use the Built-in Theme with Larger Fonts<text:tab/>259</text:a></text:p>
          <text:p text:style-name="P15"><text:a xlink:type="simple" xlink:href="#14.6.1.4.Use the Theme that Depends on Locale|outline">Use the Theme that Depends on Locale<text:tab/>259</text:a></text:p>
          <text:p text:style-name="P14"><text:a xlink:type="simple" xlink:href="#14.6.2.Use Your Own Theme|outline">Use Your Own Theme<text:tab/>260</text:a></text:p>
          <text:p text:style-name="P14"><text:a xlink:type="simple" xlink:href="#14.6.3.The Theme Provider|outline">The Theme Provider<text:tab/>260</text:a></text:p>
          <text:p text:style-name="P12">15. Database Connectivity<text:tab/>261</text:p>
          <text:p text:style-name="P13"><text:a xlink:type="simple" xlink:href="#15.1.ZK Is Presentation-Tier Only|outline">ZK Is Presentation-Tier Only<text:tab/>261</text:a></text:p>
          <text:p text:style-name="P13"><text:a xlink:type="simple" xlink:href="#15.2.Simplest Way to Use JDBC (but not recommended)|outline">Simplest Way to Use JDBC (but not recommended)<text:tab/>261</text:a></text:p>
          <text:p text:style-name="P13"><text:a xlink:type="simple" xlink:href="#15.3.Use with Connection Pooling|outline">Use with Connection Pooling<text:tab/>262</text:a></text:p>
          <text:p text:style-name="P14"><text:a xlink:type="simple" xlink:href="#15.3.1.Connect and Close a Connection|outline">Connect and Close a Connection<text:tab/>263</text:a></text:p>
          <text:p text:style-name="P14"><text:a xlink:type="simple" xlink:href="#15.3.2.Configure Connection Pooling|outline">Configure Connection Pooling<text:tab/>264</text:a></text:p>
          <text:p text:style-name="P15"><text:a xlink:type="simple" xlink:href="#15.3.2.1.Tomcat 5.5 + MySQL|outline">Tomcat 5.5 + MySQL<text:tab/>264</text:a></text:p>
          <text:p text:style-name="P15"><text:a xlink:type="simple" xlink:href="#15.3.2.2.JBoss + MySQL|outline">JBoss + MySQL<text:tab/>265</text:a></text:p>
          <text:p text:style-name="P15"><text:a xlink:type="simple" xlink:href="#15.3.2.3.JBoss + PostgreSQL|outline">JBoss + PostgreSQL<text:tab/>266</text:a></text:p>
          <text:p text:style-name="P13"><text:a xlink:type="simple" xlink:href="#15.4.ZK Features Applicable to Database Access|outline">ZK Features Applicable to Database Access<text:tab/>266</text:a></text:p>
          <text:p text:style-name="P14"><text:a xlink:type="simple" xlink:href="#15.4.1.The org.zkoss.zk.ui.event.EventThreadCleanup Interface|outline">The org.zkoss.zk.ui.event.EventThreadCleanup Interface<text:tab/>266</text:a></text:p>
          <text:p text:style-name="P14"><text:a xlink:type="simple" xlink:href="#15.4.2.Access Database in EL Expressions|outline">Access Database in EL Expressions<text:tab/>267</text:a></text:p>
          <text:p text:style-name="P15"><text:a xlink:type="simple" xlink:href="#15.4.2.1.Read all and Copy to a LinkedList|outline">Read all and Copy to a LinkedList<text:tab/>267</text:a></text:p>
          <text:p text:style-name="P15"><text:a xlink:type="simple" xlink:href="#15.4.2.2.Implement the org.zkoss.zk.ui.util.Initiator Interface|outline">Implement the org.zkoss.zk.ui.util.Initiator Interface<text:tab/>268</text:a></text:p>
          <text:p text:style-name="P14"><text:a xlink:type="simple" xlink:href="#15.4.3.Transaction and org.zkoss.zk.util.Initiator|outline">Transaction and org.zkoss.zk.util.Initiator<text:tab/>269</text:a></text:p>
          <text:p text:style-name="P15"><text:a xlink:type="simple" xlink:href="#15.4.3.1.J2EE Transaction and Initiator|outline">J2EE Transaction and Initiator<text:tab/>269</text:a></text:p>
          <text:p text:style-name="P15"><text:a xlink:type="simple" xlink:href="#15.4.3.2.Web Containers and Initiator|outline">Web Containers and Initiator<text:tab/>269</text:a></text:p>
          <text:p text:style-name="P12">16. Hibernate Integration<text:tab/>271</text:p>
          <text:p text:style-name="P13"><text:a xlink:type="simple" xlink:href="#16.1.What is Hibernate|outline">What is Hibernate<text:tab/>271</text:a></text:p>
          <text:p text:style-name="P13"><text:a xlink:type="simple" xlink:href="#16.2.Installing Hibernate|outline">Installing Hibernate<text:tab/>271</text:a></text:p>
          <text:p text:style-name="P13"><text:a xlink:type="simple" xlink:href="#16.3.Configuring the ZK Configuration File|outline">Configuring the ZK Configuration File<text:tab/>271</text:a></text:p>
          <text:p text:style-name="P13"><text:a xlink:type="simple" xlink:href="#16.4.Creating the Java Objects|outline">Creating the Java Objects<text:tab/>272</text:a></text:p>
          <text:p text:style-name="P13"><text:a xlink:type="simple" xlink:href="#16.5.Mapping the Java Objects|outline">Mapping the Java Objects<text:tab/>272</text:a></text:p>
          <text:p text:style-name="P14"><text:a xlink:type="simple" xlink:href="#16.5.1.Using the Mapping Files|outline">Using the Mapping Files<text:tab/>273</text:a></text:p>
          <text:p text:style-name="P14"><text:a xlink:type="simple" xlink:href="#16.5.2.Using Java Annotation|outline">Using Java Annotation<text:tab/>273</text:a></text:p>
          <text:p text:style-name="P13"><text:a xlink:type="simple" xlink:href="#16.6.Creating the Hibernate Configuration File|outline">Creating the Hibernate Configuration File<text:tab/>274</text:a></text:p>
          <text:p text:style-name="P15"><text:a xlink:type="simple" xlink:href="#1.Using the Mapping Files|outline">Using the Mapping Files<text:tab/>275</text:a></text:p>
          <text:p text:style-name="P15"><text:a xlink:type="simple" xlink:href="#2.Using Java Annotation|outline">Using Java Annotation<text:tab/>275</text:a></text:p>
          <text:p text:style-name="P13"><text:a xlink:type="simple" xlink:href="#16.7.Creating DAO Objects|outline">Creating DAO Objects<text:tab/>276</text:a></text:p>
          <text:p text:style-name="P13"><text:a xlink:type="simple" xlink:href="#16.8.Accessing Persistence Objects in ZUML Page|outline">Accessing Persistence Objects in ZUML Page<text:tab/>277</text:a></text:p>
          <text:p text:style-name="P12">17. Spring Integration<text:tab/>279</text:p>
          <text:p text:style-name="P13"><text:a xlink:type="simple" xlink:href="#17.1.What is Spring|outline">What is Spring<text:tab/>279</text:a></text:p>
          <text:p text:style-name="P13"><text:a xlink:type="simple" xlink:href="#17.2.Prerequisites of Using Spring|outline">Prerequisites of Using Spring<text:tab/>279</text:a></text:p>
          <text:p text:style-name="P14"><text:a xlink:type="simple" xlink:href="#17.2.1.Copy spring.jar into your Web library|outline">Copy spring.jar into your Web library<text:tab/>279</text:a></text:p>
          <text:p text:style-name="P14"><text:a xlink:type="simple" xlink:href="#17.2.2.Configure web.xml|outline">Configure web.xml<text:tab/>279</text:a></text:p>
          <text:p text:style-name="P14"><text:a xlink:type="simple" xlink:href="#17.2.3.Create Spring Configuration File|outline">Create Spring Configuration File<text:tab/>279</text:a></text:p>
          <text:p text:style-name="P14"><text:a xlink:type="simple" xlink:href="#17.2.4.Creating  Spring Bean Class|outline">Creating <text:s/>Spring Bean Class<text:tab/>280</text:a></text:p>
          <text:p text:style-name="P13"><text:a xlink:type="simple" xlink:href="#17.3.Accessing Spring Bean in the ZUML page|outline">Accessing Spring Bean in the ZUML page<text:tab/>280</text:a></text:p>
          <text:p text:style-name="P14"><text:a xlink:type="simple" xlink:href="#17.3.1.Using variable-Resolver|outline">Using variable-Resolver<text:tab/>280</text:a></text:p>
          <text:p text:style-name="P14"><text:a xlink:type="simple" xlink:href="#17.3.2.Using SpringUtil|outline">Using SpringUtil<text:tab/>281</text:a></text:p>
          <text:p text:style-name="P13"><text:a xlink:type="simple" xlink:href="#17.4.Spring Security|outline">Spring Security<text:tab/>281</text:a></text:p>
          <text:p text:style-name="P14"><text:a xlink:type="simple" xlink:href="#17.4.1.Running a sample application|outline">Running a sample application<text:tab/>281</text:a></text:p>
          <text:p text:style-name="P14"><text:a xlink:type="simple" xlink:href="#17.4.2.Prerequisites of using Spring Security|outline">Prerequisites of using Spring Security<text:tab/>282</text:a></text:p>
          <text:p text:style-name="P14"><text:a xlink:type="simple" xlink:href="#17.4.3.Configure the /WEB-INF/web.xml file|outline">Configure the /WEB-INF/web.xml file<text:tab/>282</text:a></text:p>
          <text:p text:style-name="P14"><text:a xlink:type="simple" xlink:href="#17.4.4.Create /WEB-INF/applicationContext-security.xml|outline">Create /WEB-INF/applicationContext-security.xml<text:tab/>283</text:a></text:p>
          <text:p text:style-name="P14"><text:a xlink:type="simple" xlink:href="#17.4.5.Define which service to be secured|outline">Define which service to be secured<text:tab/>284</text:a></text:p>
          <text:p text:style-name="P14"><text:a xlink:type="simple" xlink:href="#17.4.6.Define which ZK event to be secured|outline">Define which ZK event to be secured<text:tab/>284</text:a></text:p>
          <text:p text:style-name="P14"><text:a xlink:type="simple" xlink:href="#17.4.7.The ZUML Page|outline">The ZUML Page<text:tab/>286</text:a></text:p>
          <text:p text:style-name="P12">18. Portal Integration<text:tab/>287</text:p>
          <text:p text:style-name="P13"><text:a xlink:type="simple" xlink:href="#18.1.Configuration|outline">Configuration<text:tab/>287</text:a></text:p>
          <text:p text:style-name="P14"><text:a xlink:type="simple" xlink:href="#18.1.1.WEB-INF/portlet.xml|outline">WEB-INF/portlet.xml<text:tab/>287</text:a></text:p>
          <text:p text:style-name="P14"><text:a xlink:type="simple" xlink:href="#18.1.2.WEB-INF/web.xml|outline">WEB-INF/web.xml<text:tab/>287</text:a></text:p>
          <text:p text:style-name="P13"><text:a xlink:type="simple" xlink:href="#18.2.The Usage|outline">The Usage<text:tab/>288</text:a></text:p>
          <text:p text:style-name="P14"><text:a xlink:type="simple" xlink:href="#18.2.1.The zk_page and zk_richlet Parameter and Attribute|outline">The zk_page and zk_richlet Parameter and Attribute<text:tab/>288</text:a></text:p>
          <text:p text:style-name="P14"><text:a xlink:type="simple" xlink:href="#18.2.2.Examples|outline">Examples<text:tab/>288</text:a></text:p>
          <text:p text:style-name="P12">19. Beyond ZK<text:tab/>290</text:p>
          <text:p text:style-name="P13"><text:a xlink:type="simple" xlink:href="#19.1.Logger|outline">Logger<text:tab/>290</text:a></text:p>
          <text:p text:style-name="P14"><text:a xlink:type="simple" xlink:href="#19.1.1.How to Configure Log Levels with ZK|outline">How to Configure Log Levels with ZK<text:tab/>290</text:a></text:p>
          <text:p text:style-name="P14"><text:a xlink:type="simple" xlink:href="#19.1.2.Content of i3-log.conf|outline">Content of i3-log.conf<text:tab/>291</text:a></text:p>
          <text:p text:style-name="P15"><text:a xlink:type="simple" xlink:href="#19.1.2.1.Allowed Levels|outline">Allowed Levels<text:tab/>291</text:a></text:p>
          <text:p text:style-name="P14"><text:a xlink:type="simple" xlink:href="#19.1.3.Location of i3-log.conf|outline">Location of i3-log.conf<text:tab/>292</text:a></text:p>
          <text:p text:style-name="P14"><text:a xlink:type="simple" xlink:href="#19.1.4.Disable All Logs|outline">Disable All Logs<text:tab/>292</text:a></text:p>
          <text:p text:style-name="P13"><text:a xlink:type="simple" xlink:href="#19.2.DSP|outline">DSP<text:tab/>292</text:a></text:p>
          <text:p text:style-name="P13"><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5"><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0" text:outline-level="1">8. Data Binding</text:h>
      <text:h text:style-name="Heading_20_2" text:outline-level="2">Basic Concept</text:h>
      <text:p text:style-name="Text_20_body"><text:span text:style-name="T51">Data binding is a mechanism that automates the data-copy plumbing codes between UI components and the data source. Application developers only have to tell data binding manager about the</text:span><text:span text:style-name="T52"> associations</text:span><text:span text:style-name="T51">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53">First of all, we <text:s/>have to define a data source as a data bean. In this example, we use </text:span><text:span text:style-name="T54">Person</text:span><text:span text:style-name="T53"> class as an example that holds the information of a person, say, first name, and last name.</text:span></text:p>
      <text:p text:style-name="Code"><text:span text:style-name="T55">Person.java</text:span></text:p>
      <text:p text:style-name="Code"><text:span text:style-name="Source_20_Text"/></text:p>
      <text:p text:style-name="Code"><text:span text:style-name="T55">public class Person {</text:span></text:p>
      <text:p text:style-name="Code"><text:span text:style-name="T56"><text:s text:c="4"/></text:span><text:span text:style-name="T55">private String _firstName="";</text:span></text:p>
      <text:p text:style-name="Code"><text:span text:style-name="T56"><text:s text:c="4"/></text:span><text:span text:style-name="T55">private String _lastName="";</text:span></text:p>
      <text:p text:style-name="Code"><text:span text:style-name="T56"><text:s text:c="4"/></text:span></text:p>
      <text:p text:style-name="Code"><text:span text:style-name="T56"><text:s text:c="4"/></text:span><text:span text:style-name="T55">//getter and setters</text:span></text:p>
      <text:p text:style-name="Code"><text:span text:style-name="T56"><text:s text:c="4"/></text:span><text:span text:style-name="T55">public void setFirstName(String firstName) {</text:span></text:p>
      <text:p text:style-name="Code"><text:span text:style-name="T56"><text:s text:c="8"/></text:span><text:span text:style-name="T55">_firstName = firstName;</text:span></text:p>
      <text:p text:style-name="Code"><text:span text:style-name="T56"><text:s text:c="4"/></text:span><text:span text:style-name="T55">}</text:span></text:p>
      <text:p text:style-name="Code"><text:span text:style-name="T56"><text:s text:c="4"/></text:span><text:span text:style-name="T55">public String getFirstName() {</text:span></text:p>
      <text:p text:style-name="Code"><text:span text:style-name="T56"><text:s text:c="8"/></text:span><text:span text:style-name="T55">return _firstName;</text:span></text:p>
      <text:p text:style-name="Code"><text:span text:style-name="T56"><text:s text:c="4"/></text:span><text:span text:style-name="T55">}</text:span></text:p>
      <text:p text:style-name="Code"><text:span text:style-name="T56"><text:s text:c="4"/></text:span><text:span text:style-name="T55">public void setLastName(String lastName) {</text:span></text:p>
      <text:p text:style-name="Code"><text:span text:style-name="T56"><text:s text:c="8"/></text:span><text:span text:style-name="T55">_lastName = lastName;</text:span></text:p>
      <text:p text:style-name="Code"><text:span text:style-name="T56"><text:s text:c="4"/></text:span><text:span text:style-name="T55">}</text:span></text:p>
      <text:p text:style-name="Code"><text:span text:style-name="T56"><text:s text:c="4"/></text:span><text:span text:style-name="T55">public String getLastName() {</text:span></text:p>
      <text:p text:style-name="Code"><text:span text:style-name="T56"><text:s text:c="8"/></text:span><text:span text:style-name="T55">return _lastName;</text:span></text:p>
      <text:p text:style-name="Code"><text:span text:style-name="T56"><text:s text:c="4"/></text:span><text:span text:style-name="T55">}</text:span></text:p>
      <text:p text:style-name="Code"><text:span text:style-name="T56"><text:s text:c="4"/></text:span><text:span text:style-name="T55">public void setFullName(String f) {</text:span></text:p>
      <text:p text:style-name="Code"><text:span text:style-name="T56"><text:s text:c="8"/></text:span><text:span text:style-name="T55">//do nothing.</text:span></text:p>
      <text:p text:style-name="Code"><text:span text:style-name="T56"><text:s text:c="4"/></text:span><text:span text:style-name="T55">}</text:span></text:p>
      <text:p text:style-name="Code"><text:span text:style-name="T56"><text:s text:c="4"/></text:span><text:span text:style-name="T55">public String getFullName() {</text:span></text:p>
      <text:p text:style-name="Code"><text:span text:style-name="T56"><text:s text:c="8"/></text:span><text:span text:style-name="T55">return _firstName + " " + _lastName;</text:span></text:p>
      <text:p text:style-name="Code"><text:span text:style-name="T56"><text:s text:c="4"/></text:span><text:span text:style-name="T55">}</text:span></text:p>
      <text:p text:style-name="Code"><text:span text:style-name="T55">}</text:span></text:p>
      <text:p text:style-name="Text_20_body_20_indent"><text:span text:style-name="Source_20_Text"/></text:p>
      <text:p text:style-name="Text_20_body"><text:span text:style-name="T57">Then, declare a data source in the page as follows,</text:span></text:p>
      <text:p text:style-name="Code"><text:span text:style-name="Source_20_Text">&lt;zscript&gt;</text:span></text:p>
      <text:p text:style-name="Code"><text:span text:style-name="Source_20_Text"><text:tab/>//prepare the example person object</text:span></text:p>
      <text:p text:style-name="Code"><text:s text:c="4"/><text:span text:style-name="T58">Person person = new Person();</text:span></text:p>
      <text:p text:style-name="Code"><text:s text:c="4"/><text:span text:style-name="T58">person.setFirstName("Tom");</text:span></text:p>
      <text:p text:style-name="Code"><text:s text:c="4"/><text:span text:style-name="T58">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3">
        <text:list-item>
          <text:p text:style-name="P141"><text:span text:style-name="T59">Creates an </text:span><text:span text:style-name="T55">AnnotateDataBinder</text:span><text:span text:style-name="T59"> instance.</text:span></text:p>
        </text:list-item>
        <text:list-item>
          <text:p text:style-name="P141"><text:span text:style-name="T59">Sets the </text:span><text:span text:style-name="T55">AnnotateDataBinder</text:span><text:span text:style-name="T59"> instance as a variable with the name "</text:span><text:span text:style-name="T60">binder</text:span><text:span text:style-name="T59">" stored in the component as specified in </text:span><text:span text:style-name="T61">arg0</text:span><text:span text:style-name="T59"> "component-path".(if arg0 is not specified, use </text:span><text:span text:style-name="T55">Page</text:span><text:span text:style-name="T59"> instead.)</text:span></text:p>
        </text:list-item>
        <text:list-item>
          <text:p text:style-name="P141"><text:span text:style-name="T59">Calls </text:span><text:span text:style-name="T55">DataBinder.loadAll()</text:span><text:span text:style-name="T59">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62">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63">y straightforward, simply declare the annotation into the component's attribute directly.</text:span></text:p>
      <text:p text:style-name="Text_20_body"><text:span text:style-name="T54">&lt;component-name </text:span><text:span text:style-name="T64">attribute-name="@{bean-name.attribute-name}</text:span><text:span text:style-name="T65">"</text:span><text:span text:style-name="T54">/&gt;</text:span></text:p>
      <text:list text:style-name="L44">
        <text:list-item>
          <text:p text:style-name="P142"><text:span text:style-name="T54">component-name</text:span><text:span text:style-name="T63"> represents a UI component</text:span></text:p>
        </text:list-item>
        <text:list-item>
          <text:p text:style-name="P142"><text:span text:style-name="T66">attribute-name</text:span><text:span text:style-name="T67"> represents an attribute of UI component or the data source</text:span></text:p>
        </text:list-item>
        <text:list-item>
          <text:p text:style-name="P142"><text:span text:style-name="T66">bean-name </text:span><text:span text:style-name="T67">represents a data source</text:span></text:p>
        </text:list-item>
      </text:list>
      <text:p text:style-name="Text_20_body"><text:span text:style-name="T68">We use </text:span><text:span text:style-name="T69">Grid</text:span><text:span text:style-name="T68"> as an example, and associate it with the data source, a </text:span><text:span text:style-name="T69">Person</text:span><text:span text:style-name="T68"> instance. </text:span><text:span text:style-name="T70">In this example, data-binding manager will automates the synchronization between UI components and the data source automatically.</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74">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span text:style-name="T73">&lt;textbox </text:span><text:span text:style-name="T74">value="@{person.firstName}"</text:span><text:span text:style-name="T73">/&gt;&lt;/row&gt;</text:span></text:p>
      <text:p text:style-name="Code"><text:span text:style-name="T73"><text:tab/><text:tab/>&lt;row&gt;</text:span> <text:span text:style-name="T75">Last Name:</text:span><text:span text:style-name="T76"> </text:span><text:span text:style-name="T75">&lt;textbox </text:span><text:span text:style-name="T77">value</text:span><text:span text:style-name="T74">="@{person.lastName}"</text:span><text:span text:style-name="T73">/&gt;</text:span><text:span text:style-name="T75">&lt;/row&gt;</text:span></text:p>
      <text:p text:style-name="Code"><text:span text:style-name="T73"><text:tab/><text:tab/>&lt;r</text:span><text:span text:style-name="T75">ow&gt;</text:span><text:span text:style-name="T76"> </text:span><text:span text:style-name="T75">Full Name:</text:span><text:span text:style-name="T76"> </text:span><text:span text:style-name="T75">&lt;label</text:span><text:span text:style-name="T73"> </text:span><text:span text:style-name="T77">value</text:span><text:span text:style-name="T74">="@{person.fullName}"</text:span><text:span text:style-name="T73">/&gt;</text:span><text:span text:style-name="T75">&lt;/row&gt;</text:span></text:p>
      <text:p text:style-name="Code"><text:s text:c="2"/><text:span text:style-name="T73">&lt;/rows&gt;</text:span></text:p>
      <text:p text:style-name="Code">&lt;/grid&gt;</text:p>
      <text:p text:style-name="Code">&lt;/window&gt;</text:p>
      <text:h text:style-name="Heading_20_2" text:outline-level="2">When to Load <text:s/>Data from Data Source to UI</text:h>
      <text:p text:style-name="Text_20_body"><text:span text:style-name="T70">Data Binding Manager is triggered by events, or users' activities. Thus,</text:span><text:span text:style-name="T78"> </text:span><text:span text:style-name="T70">you must specify events in the ZUML annotation expression with </text:span><text:span text:style-name="T69">load-when</text:span><text:span text:style-name="T70"> tag expression to tell Data Binding Manager when to load data from data source into the component's attribute. </text:span></text:p>
      <text:p text:style-name="Text_20_body"><text:span text:style-name="T79"><text:s text:c="2"/></text:span><text:span text:style-name="T54"><text:s text:c="3"/>&lt;component-name attribute-name="@{bean-name.attribute-name, </text:span></text:p>
      <text:p text:style-name="Text_20_body"><text:span text:style-name="T80"><text:tab/></text:span><text:span text:style-name="T64">load-when='component-id.event-name'}</text:span><text:span text:style-name="T81">"</text:span><text:span text:style-name="T54">/&gt;</text:span></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68">In the following example, we demonstrate an example that the fullname of a Person will be updated automatically once his/her first name or last name has been modified. </text:span></text:p>
      <text:p text:style-name="Text_20_body"><text:span text:style-name="T68">Data Binding Manager will re-load </text:span><text:span text:style-name="T69">value</text:span><text:span text:style-name="T68"> of </text:span><text:span text:style-name="T69">Label </text:span><text:span text:style-name="T83">whose id is</text:span><text:span text:style-name="T84"> </text:span><text:span text:style-name="T69">fullName,</text:span><text:span text:style-name="T68"> from </text:span><text:span text:style-name="T69">person.fullName</text:span><text:span text:style-name="T68"> when the either the value of </text:span><text:span text:style-name="T69">Textbox</text:span><text:span text:style-name="T68"> whose id is </text:span><text:span text:style-name="T69">firstName</text:span><text:span text:style-name="T68"> or </text:span><text:span text:style-name="T69">lastName</text:span><text:span text:style-name="T68"> has been changed, in other words, </text:span><text:span text:style-name="T69">onChange</text:span><text:span text:style-name="T68"> event is triggered. </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85">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p>
      <text:p text:style-name="Code"><text:span text:style-name="T73"><text:s text:c="6"/><text:tab/><text:tab/>&lt;textbox </text:span><text:span text:style-name="T74">id="firstName"</text:span><text:span text:style-name="T73"> </text:span><text:span text:style-name="T85">value="@{person.firstName}"/&gt;</text:span></text:p>
      <text:p text:style-name="Code"><text:tab/><text:tab/>&lt;/row&gt;</text:p>
      <text:p text:style-name="Code"><text:span text:style-name="T73"><text:tab/><text:tab/>&lt;row&gt;</text:span> <text:span text:style-name="T75">Last Name:</text:span><text:span text:style-name="T76"> </text:span></text:p>
      <text:p text:style-name="Code"><text:span text:style-name="T75"><text:tab/><text:tab/><text:tab/>&lt;textbox </text:span><text:span text:style-name="T77">id="lastName"</text:span><text:span text:style-name="T75"> </text:span><text:span text:style-name="T86">value</text:span><text:span text:style-name="T85">="@{person.lastName}"/&gt;</text:span></text:p>
      <text:p text:style-name="Code"><text:tab/><text:tab/>&lt;/row&gt;</text:p>
      <text:p text:style-name="Code"><text:span text:style-name="T73"><text:tab/><text:tab/>&lt;r</text:span><text:span text:style-name="T75">ow&gt;</text:span><text:span text:style-name="T76"> </text:span><text:span text:style-name="T75">Full Name:</text:span><text:span text:style-name="T76"> </text:span></text:p>
      <text:p text:style-name="Code"><text:span text:style-name="T75"><text:tab/><text:tab/><text:tab/>&lt;label</text:span><text:span text:style-name="T73"> </text:span><text:span text:style-name="T77">id="fullName" </text:span><text:span text:style-name="T86">value</text:span><text:span text:style-name="T85">="@{person.fullName</text:span><text:span text:style-name="T74">,</text:span></text:p>
      <text:p text:style-name="Code"><text:span text:style-name="T87"><text:tab/><text:tab/><text:tab/></text:span><text:span text:style-name="T88">load-when='firstName.onChange,lastName.onChange'}</text:span><text:span text:style-name="T89">"/&gt;</text:span></text:p>
      <text:p text:style-name="Code"><text:tab/><text:tab/>&lt;/row&gt;</text:p>
      <text:p text:style-name="Code"><text:s text:c="2"/><text:span text:style-name="T73">&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T70">Data Binding Manager is triggered by events, or users' activities. Thus, you must</text:span><text:span text:style-name="T68"> specify events in the ZUML annotation expression with </text:span><text:span text:style-name="T69">save-when</text:span><text:span text:style-name="T68"> tag expression to tell Data Binding Manager when to save the attribute of the component into the data source. </text:span></text:p>
      <text:p text:style-name="Text_20_body"><text:span text:style-name="T90"><text:s text:c="4"/></text:span><text:span text:style-name="T54"><text:s/>&lt;component-name attribute-name="@{bean-name.attribute-name,</text:span><text:span text:style-name="T64">load-when='component-id.event-name</text:span><text:span text:style-name="T65">'</text:span><text:span text:style-name="T91">}</text:span><text:span text:style-name="T54">"/&gt;</text:span></text:p>
      <text:p text:style-name="Text_20_body"><text:span text:style-name="T54"/></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78">In the following example, Data Binding Manager will save the attribute "</text:span><text:span text:style-name="T92">value</text:span><text:span text:style-name="T78">" of </text:span><text:span text:style-name="T92">Textbox</text:span><text:span text:style-name="T78"> "</text:span><text:span text:style-name="T92">firstName</text:span><text:span text:style-name="T78">" into "</text:span><text:span text:style-name="T92">person.firstName</text:span><text:span text:style-name="T78">" when the </text:span><text:span text:style-name="T92">Textbox</text:span><text:span text:style-name="T78"> itself fires "</text:span><text:span text:style-name="T92">onChange</text:span><text:span text:style-name="T78">" event. </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8">save-when='self.onChange'</text:span>}"/&gt;</text:p>
      <text:p text:style-name="Code"><text:s text:c="6"/>&lt;/listcell&gt;</text:p>
      <text:p text:style-name="Code"><text:s text:c="6"/>&lt;listcell&gt;</text:p>
      <text:p text:style-name="Code"><text:s text:c="3"/>&lt;textbox id="lastName" value="@{person.lastName, <text:span text:style-name="T8">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T70">One data source could be associated with multiple UI components. Once the data source had been modified, those associated UI components will be updated automatically by Data Binding Manager. </text:span></text:p>
      <text:p text:style-name="Text_20_body"><text:span text:style-name="T70">In the following example. we use ZUML annotation expression to associate a data source, a </text:span><text:span text:style-name="T69">Person</text:span><text:span text:style-name="T70"> instance, "</text:span><text:span text:style-name="T69">selected</text:span><text:span text:style-name="T70">" with multiple UI components, including </text:span><text:span text:style-name="T69">Listbox</text:span><text:span text:style-name="T70">, and </text:span><text:span text:style-name="T69">Grid</text:span><text:span text:style-name="T70">. Once the user selects an item in the </text:span><text:span text:style-name="T69">Listbox</text:span><text:span text:style-name="T70">, the </text:span><text:span text:style-name="T69">Grid</text:span><text:span text:style-name="T70"> will display information of the selected person accordingly.</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93"><text:s text:c="4"/>Person </text:span><text:span text:style-name="T94">selected</text:span><text:span text:style-name="T93"> = new Person();</text:span></text:p>
      <text:p text:style-name="Code">&lt;/zscript&gt;</text:p>
      <text:p text:style-name="Code"/>
      <text:p text:style-name="Code"><text:span text:style-name="T93">&lt;listbox rows="4" </text:span><text:span text:style-name="T94">selectedItem="@{selected}"</text:span><text:span text:style-name="T93">&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93"><text:s text:c="6"/>&lt;row&gt;First Name: &lt;textbox </text:span><text:span text:style-name="T94">value="@{selected.firstName}"</text:span><text:span text:style-name="T93">/&gt;&lt;/row&gt;</text:span></text:p>
      <text:p text:style-name="Code"><text:span text:style-name="T93"><text:s text:c="6"/>&lt;row&gt;Last Name: &lt;textbox </text:span><text:span text:style-name="T94">value="@{selected.lastName}"</text:span><text:span text:style-name="T93">/&gt;&lt;/row&gt;</text:span></text:p>
      <text:p text:style-name="Code"><text:s text:c="4"/>&lt;/rows&gt;</text:p>
      <text:p text:style-name="Code"><text:s text:c="2"/>&lt;/grid&gt;</text:p>
      <text:p text:style-name="Code">&lt;/window&gt;</text:p>
      <text:h text:style-name="Heading_20_2" text:outline-level="2">Ass<text:span text:style-name="T2">ociate UI Components with a Collection</text:span></text:h>
      <text:p text:style-name="Text_20_body"><text:span text:style-name="T70">It can be very useful to associate a collection with a UI components, and Data Binding Manager will convert the collection into UI components accordingly. </text:span></text:p>
      <text:list text:style-name="L45">
        <text:list-item>
          <text:p text:style-name="P143">Prepare the data source of Collection</text:p>
        </text:list-item>
        <text:list-item>
          <text:p text:style-name="P143"><text:span text:style-name="T95">Associate the collection with </text:span><text:span text:style-name="T96">model</text:span><text:span text:style-name="T95"> attribute of those supported UI components, ex. </text:span><text:span text:style-name="T96">Listbox</text:span><text:span text:style-name="T95">, </text:span><text:span text:style-name="T96">Grid</text:span><text:span text:style-name="T95">, and </text:span><text:span text:style-name="T96">Tree</text:span><text:span text:style-name="T95">.</text:span></text:p>
        </text:list-item>
        <text:list-item>
          <text:p text:style-name="P143">Define a template of UI component</text:p>
          <text:list>
            <text:list-item>
              <text:p text:style-name="P143">Define a variable, whatever you want, <text:s/>to represent each instance in the Collection with <text:span text:style-name="Source_20_Text">sel</text:span><text:span text:style-name="T97">f</text:span><text:span text:style-name="T2"> attribute.</text:span></text:p>
              <text:p text:style-name="P143">&lt;component-name <text:span text:style-name="T98">self="@{each='variable-name'}"</text:span>/&gt;</text:p>
              <text:p text:style-name="P143">The <text:span text:style-name="T3">variable-name</text:span> could only be seen by component-name and its child components.</text:p>
            </text:list-item>
            <text:list-item>
              <text:p text:style-name="P143">Associate UI components with the<text:span text:style-name="T2"> variable</text:span></text:p>
              <text:p text:style-name="P143">&lt;component-name attribute-name=<text:span text:style-name="T98">"@{variable-name.attribute-name}"</text:span>/&gt;</text:p>
            </text:list-item>
          </text:list>
        </text:list-item>
      </text:list>
      <text:p text:style-name="Text_20_body"/>
      <text:p text:style-name="Text_20_body"><text:span text:style-name="T70">In the following example, we demonstrate how to associate a collection with </text:span><text:span text:style-name="T69">Listbox</text:span><text:span text:style-name="T70"> to display a list of persons. </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8">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8">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8">self="@{each='person'}"</text:span>&gt;</text:p>
      <text:p text:style-name="Code"><text:s text:c="6"/>&lt;listcell&gt;</text:p>
      <text:p text:style-name="Code"><text:s text:c="6"/><text:tab/>&lt;textbox <text:span text:style-name="T8">value="@{person.firstName}"</text:span>/&gt;</text:p>
      <text:p text:style-name="Code"><text:s text:c="6"/>&lt;/listcell&gt;</text:p>
      <text:p text:style-name="Code"><text:s text:c="6"/>&lt;listcell&gt;</text:p>
      <text:p text:style-name="Code"><text:s text:c="6"/><text:tab/>&lt;textbox <text:span text:style-name="T8">value="@{person.lastName}"</text:span>/&gt;</text:p>
      <text:p text:style-name="Code"><text:s text:c="6"/>&lt;/listcell&gt;</text:p>
      <text:p text:style-name="Code"><text:s text:c="6"/>&lt;listcell <text:span text:style-name="T8">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62">If you want to do the conversion between the Data Source and UI components by yourself, you could specify the class name of the converter in the </text:span><text:span text:style-name="T99">converter</text:span><text:span text:style-name="T62"> tag expression to tell Data Binding Manager to use your own way to do the conversion between the data source and UI components.</text:span><text:span text:style-name="T63"> </text:span></text:p>
      <text:p text:style-name="Text_20_body"><text:span text:style-name="T90"><text:tab/></text:span><text:span text:style-name="T54">&lt;component-name attribute-name="@{bean-name.attribute- <text:s text:c="2"/><text:tab/>name,</text:span><text:span text:style-name="T64">converter='class-name'</text:span><text:span text:style-name="T54">}"/&gt;</text:span></text:p>
      <text:p text:style-name="Text_20_body"><text:span text:style-name="Source_20_Text"/></text:p>
      <text:p text:style-name="Text_20_body"><text:span text:style-name="T51">Multiple definition is NOT allowed and the later defined would override the previous defined one.</text:span> </text:p>
      <text:list text:style-name="L46">
        <text:list-item>
          <text:p text:style-name="P144"><text:span text:style-name="T100">Def</text:span><text:span text:style-name="T101">ine a class that </text:span><text:span text:style-name="T102">implements</text:span><text:span text:style-name="T101"> </text:span><text:span text:style-name="T103">TypeConverter </text:span><text:span text:style-name="T104">with the following methods</text:span></text:p>
        </text:list-item>
      </text:list>
      <text:list text:style-name="L47">
        <text:list-item>
          <text:p text:style-name="P145"><text:span text:style-name="T103">coerceToUI</text:span><text:span text:style-name="T105">, converts an value object into UI component attribute type.</text:span></text:p>
        </text:list-item>
        <text:list-item>
          <text:p text:style-name="P145"><text:span text:style-name="T103">coerceToBean</text:span><text:span text:style-name="T105">, c</text:span><text:span text:style-name="T106">onverts an value object to bean property type.</text:span><text:span text:style-name="T105"> </text:span></text:p>
        </text:list-item>
      </text:list>
      <text:list text:style-name="L46" text:continue-numbering="true">
        <text:list-item>
          <text:p text:style-name="P144"><text:span text:style-name="T100">Specify the class name of converter into the </text:span><text:span text:style-name="T107">converter</text:span><text:span text:style-name="T100"> tag expression</text:span></text:p>
          <text:p text:style-name="P144">In the following example, we dem<text:span text:style-name="T2">onstrate you how to convert a </text:span><text:span text:style-name="T97">boolean</text:span><text:span text:style-name="T2"> value into different images instead of pure text.</text:span></text:p>
          <text:p text:style-name="P144"><text:span text:style-name="T108">First of all, you have to define a class that implements </text:span><text:span text:style-name="T109">TypeConverter. <text:s/>myTypeConverter converts the boolean into different images accordingly. </text:span></text:p>
          <text:p text:style-name="P146"><text:span text:style-name="T97"/></text:p>
        </text:list-item>
      </text:list>
      <text:p text:style-name="Code"><text:span text:style-name="T97">import org.zkoss.zkplus.databind.TypeConverter;</text:span></text:p>
      <text:p text:style-name="Code"><text:span text:style-name="T97">import org.zkoss.zul.Listcell;</text:span></text:p>
      <text:p text:style-name="Code"><text:span text:style-name="T97"/></text:p>
      <text:p text:style-name="Code"><text:span text:style-name="T97">public class </text:span><text:span text:style-name="T110">myTypeConverter</text:span><text:span text:style-name="T97"> implements </text:span><text:span text:style-name="T110">TypeConverter</text:span><text:span text:style-name="T97"> {</text:span></text:p>
      <text:p text:style-name="Code"><text:span text:style-name="T97">public Object </text:span><text:span text:style-name="T110">coerceToBean</text:span><text:span text:style-name="T97">(java.lang.Object val, org.zkoss.zk.ui.Component comp) <text:tab/>{</text:span></text:p>
      <text:p text:style-name="Code"><text:span text:style-name="T97"><text:tab/><text:tab/>return null;</text:span></text:p>
      <text:p text:style-name="Code"><text:span text:style-name="T97"><text:tab/>}</text:span></text:p>
      <text:p text:style-name="Code"><text:span text:style-name="T97"/></text:p>
      <text:p text:style-name="Code"><text:span text:style-name="T97">public Object </text:span><text:span text:style-name="T110">coerceToUi</text:span><text:span text:style-name="T97">(java.lang.Object val, org.zkoss.zk.ui.Component comp) </text:span></text:p>
      <text:p text:style-name="Code"><text:span text:style-name="T97"><text:tab/>{</text:span></text:p>
      <text:p text:style-name="Code"><text:span text:style-name="T97"><text:tab/><text:tab/>boolean married = (Boolean) val;</text:span></text:p>
      <text:p text:style-name="Code"><text:span text:style-name="T97"><text:tab/><text:tab/>if (married)</text:span></text:p>
      <text:p text:style-name="Code"><text:span text:style-name="T97"><text:tab/><text:tab/><text:tab/>((Listcell) comp).setImage("/img/true.png");</text:span></text:p>
      <text:p text:style-name="Code"><text:span text:style-name="T97"><text:tab/><text:tab/>else</text:span></text:p>
      <text:p text:style-name="Code"><text:span text:style-name="T97"><text:tab/><text:tab/><text:tab/>((Listcell) comp).setImage("/img/false.png");</text:span></text:p>
      <text:p text:style-name="Code"><text:span text:style-name="T97"><text:tab/><text:tab/>return null;</text:span></text:p>
      <text:p text:style-name="Code"><text:span text:style-name="T97"><text:tab/>}</text:span></text:p>
      <text:p text:style-name="Code"><text:span text:style-name="T97">}</text:span></text:p>
      <text:p text:style-name="Text_20_body"><text:span text:style-name="T95">Specify </text:span><text:span text:style-name="T96">myTypeConverter</text:span><text:span text:style-name="T95"> with the </text:span><text:span text:style-name="T96">con</text:span><text:span text:style-name="T111">vert</text:span><text:span text:style-name="T112"> tag expression to be associated with the </text:span><text:span text:style-name="T111">married</text:span><text:span text:style-name="T112"> attribute of </text:span><text:span text:style-name="T111">Person instance.</text:span><text:span text:style-name="T112">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0">converter='myTypeConverter'}</text:span><text:span text:style-name="T113">"</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T114"><text:tab/></text:span><text:span text:style-name="T54">&lt;component-name attribute-name="@{bean-name.attribute-<text:tab/><text:tab/>name,</text:span><text:span text:style-name="T64">access='type-name'</text:span><text:span text:style-name="T54">}"/&gt;</text:span></text:p>
      <text:list text:style-name="L48">
        <text:list-item>
          <text:p text:style-name="P147"><text:span text:style-name="T69">type-name</text:span> <text:span text:style-name="T106">represents a certain kind of access mode</text:span></text:p>
        </text:list-item>
      </text:list>
      <text:p text:style-name="Tip"><text:span text:style-name="T115">Multiple definition is NOT allowed and the later defined would override the previous defined one.</text:span><text:span text:style-name="T90">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8">access='none'</text:span>}"/&gt;</text:p>
      <text:p text:style-name="Code"><text:s text:c="4"/>&lt;/listitem&gt;</text:p>
      <text:p text:style-name="Code"><text:s text:c="2"/>&lt;/listbox&gt;</text:p>
      <text:p text:style-name="Code">&lt;/window&gt;</text:p>
      <text:p text:style-name="Text_20_body"/>
      <text:p text:style-name="Text_20_body"/>
      <text:h text:style-name="P14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116">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8"><text:tab/>&lt;zscript&gt;</text:p>
      <text:p text:style-name="P148"><text:tab/>void addItem() {</text:p>
      <text:p text:style-name="P148"><text:tab/><text:tab/>Component li = new Raw("li");</text:p>
      <text:p text:style-name="P148"><text:tab/><text:tab/>li.setParent(ul);</text:p>
      <text:p text:style-name="P148"><text:tab/><text:tab/>new Text("Item "+ul.getChildren().size()).setParent(li);</text:p>
      <text:p text:style-name="P148"><text:tab/>}</text:p>
      <text:p text:style-name="P148"><text:tab/>void add(){</text:p>
      <text:p text:style-name="P148"><text:tab/><text:tab/>out.setValue(inp0.getValue() + inp1.getValue());</text:p>
      <text:p text:style-name="P148"><text:tab/>}</text:p>
      <text:p text:style-name="P1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9">
        <text:list-item>
          <text:p text:style-name="P150">Is the existent page static or dynamically generated?</text:p>
        </text:list-item>
        <text:list-item>
          <text:p text:style-name="P150">Is it a minor enhancement, if you want to enrich an existent page? Or, you prefer to rewrite a portion of it?</text:p>
        </text:list-item>
        <text:list-item>
          <text:p text:style-name="P15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50">
        <text:list-item>
          <text:p text:style-name="P151">Specify <text:a xlink:type="simple" xlink:href="http://www.zkoss.org/jsp/zul"><text:span text:style-name="T24">http://www.zkoss.org/jsp/zul</text:span></text:a> as the URI of the TLD file in the JSP pages with the <text:span text:style-name="T6">taglib</text:span> directive.</text:p>
        </text:list-item>
        <text:list-item>
          <text:p text:style-name="P151">Though optional, <text:s/>it is better to specify <text:span text:style-name="T6">DOCTYPE</text:span> as <text:span text:style-name="T6">XHTML 1.0 Transitional</text:span>, since ZK Client Engine assumes it.</text:p>
        </text:list-item>
        <text:list-item>
          <text:p text:style-name="P15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52"><text:tab/><text:tab/><text:tab/><text:tab/><text:tab/>f:value="#{ValidatorBean.value}"</text:p>
      <text:p text:style-name="P15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1">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2">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52" text:continue-numbering="true">
        <text:list-header>
          <text:p text:style-name="P15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17">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3">
        <text:list-item>
          <text:p text:style-name="P15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5">Since the <text:span text:style-name="T6">setWho</text:span> method might be called before a macro component creates its children, you have to check whether <text:span text:style-name="T6">mc_who</text:span> exists.</text:p>
        </text:list-item>
        <text:list-item>
          <text:p text:style-name="P15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4">
        <text:list-header>
          <text:p text:style-name="P15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5">
        <text:list-header>
          <text:p text:style-name="P15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118">getItems</text:span><text:span text:style-name="T18"> method of the </text:span><text:span text:style-name="T118">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6">
        <text:list-item>
          <text:p text:style-name="P158">Add an item to the browser's history for each of the appropriate states of your desktop.</text:p>
        </text:list-item>
        <text:list-item>
          <text:p text:style-name="P158">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7">
        <text:list-item>
          <text:p text:style-name="P159">Once a component is cloned, all its children and descendants are cloned, too.</text:p>
        </text:list-item>
        <text:list-item>
          <text:p text:style-name="P159">The cloned component doesn't belong to any page and parent. In other words, <text:span text:style-name="T6">src.clone().getParent()</text:span> returns null.</text:p>
        </text:list-item>
        <text:list-item>
          <text:p text:style-name="P15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119"> in </text:span><text:span text:style-name="T3">the Developer's Reference</text:span><text:span text:style-name="T119">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20">xmlns:a="</text:span><text:a xlink:type="simple" xlink:href="http://www.zkoss.org/2005/zk/annotation"><text:span text:style-name="T121">http://www.zkoss.org/2005/zk/annotation</text:span></text:a><text:span text:style-name="T120">"</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122">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60">Req<text:span text:style-name="T2">uest Attribute</text:span></text:p>
            </table:table-cell>
            <table:table-cell table:style-name="Table1.B1" office:value-type="string">
              <text:p text:style-name="P160">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5"><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60">Req<text:span text:style-name="T2">uest Attribute</text:span></text:p>
            </table:table-cell>
            <table:table-cell table:style-name="Table2.B1" office:value-type="string">
              <text:p text:style-name="P160">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52"><text:tab/>&lt;init-param&gt;</text:p>
      <text:p text:style-name="P152"><text:tab/><text:tab/>&lt;param-name&gt;compress&lt;/param-name&gt;</text:p>
      <text:p text:style-name="P152"><text:tab/><text:tab/>&lt;param-value&gt;false&lt;/param-value&gt;</text:p>
      <text:p text:style-name="P152"><text:tab/>&lt;/init-param&gt;</text:p>
      <text:p text:style-name="Code_20_Indent">&lt;/filter&gt;</text:p>
      <text:h text:style-name="P161" text:outline-level="1">12. Performance Tips</text:h>
      <text:p text:style-name="P16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63">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63">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61" text:outline-level="1">13. Other Dev<text:span text:style-name="T2">ices and Output Formats</text:span></text:h>
      <text:p text:style-name="P16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64">The ZK Mobile Computing is the ZK extension that enables reach of ZK applications to mobile devices with little programming. </text:p>
      <text:p text:style-name="P16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64">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8">
        <text:list-item>
          <text:p text:style-name="P165">Uses the XML component set (<text:a xlink:type="simple" xlink:href="http://www.zkoss.org/2007/xml"><text:span text:style-name="T24">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9">
        <text:list-item>
          <text:p text:style-name="P16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6">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61"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60">
        <text:list-item>
          <text:p text:style-name="P16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7">All other "*" are ignored.</text:p>
        </text:list-item>
      </text:list>
      <text:p text:style-name="Tip"><text:span text:style-name="T123">Note</text:span><text:span text:style-name="T124">:</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8">For example, "/my/lang.css*" is equivalent to "/my/lang.css".</text:p>
      <text:p text:style-name="P168">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1">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1">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1">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3">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4">
        <text:list-item>
          <text:p text:style-name="P172">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2">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5">
        <text:list-item>
          <text:p text:style-name="P17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52"><text:tab/><text:tab/><text:tab/>DataSource ds = (DataSource)new InitialContext()</text:p>
      <text:p text:style-name="P15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5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4">Notes:</text:p>
      <text:list text:style-name="L66">
        <text:list-item>
          <text:p text:style-name="P175">It is important to close the statement and connection after use.</text:p>
        </text:list-item>
        <text:list-item>
          <text:p text:style-name="P17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76">Thanks Thomas Muller (<text:a xlink:type="simple" xlink:href="http://asconet.org:8000/antville/oberinspector">http://asconet.org:8000/antville/oberinspector</text:a>) for<text:span text:style-name="T2"> correction.</text:span></text:p><text:p text:style-name="P176"><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125">.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7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8"><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125">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125">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125">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7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80">Download <text:a xlink:type="simple" xlink:href="http://www.hibernate.org/">Hibernate (http://www.hibernate.org)</text:a></text:p>
        </text:list-item>
        <text:list-item>
          <text:p text:style-name="P18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8">
        <text:list-item>
          <text:p text:style-name="P181">Create <text:span text:style-name="Source_20_Text">zk.xml</text:span> under <text:span text:style-name="Source_20_Text">$myApp/WEB-INF/</text:span>(if not exists)</text:p>
        </text:list-item>
        <text:list-item>
          <text:p text:style-name="P18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Creating the Java Objects</text:h>
      <text:p text:style-name="Text_20_body">You have to create simple JavaBean class with some properties.</text:p>
      <text:list text:style-name="L69">
        <text:list-item>
          <text:p text:style-name="P18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9" text:continue-numbering="true">
        <text:list-header>
          <text:p text:style-name="P182"/>
        </text:list-header>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Using the Mapping Files</text:h>
      <text:list text:style-name="L70">
        <text:list-item>
          <text:p text:style-name="P18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70"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84"/>
      <text:p text:style-name="P184">@Entity</text:p>
      <text:p text:style-name="P184">@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84"><text:tab/></text:p>
      <text:p text:style-name="P184"><text:tab/>@Id</text:p>
      <text:p text:style-name="P184"><text:tab/>@GeneratedValue(strategy=GenerationType.SEQUENCE)</text:p>
      <text:p text:style-name="P184"><text:tab/>@Column(name = "EVENT_ID")</text:p>
      <text:p text:style-name="Code_20_Indent_20_2"><text:span text:style-name="T8"><text:tab/></text:span>public Long getId() {</text:p>
      <text:p text:style-name="Code_20_Indent_20_2"><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84"><text:tab/>@Column(name = "EVENT_DATE")</text:p>
      <text:p text:style-name="Code_20_Indent_20_2"><text:span text:style-name="T8"><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1">
        <text:list-item>
          <text:p text:style-name="P185">@Entity declares this class as a persistence object</text:p>
        </text:list-item>
        <text:list-item>
          <text:p text:style-name="P185">@Table(name = "EVENTS") annotation tells that the entity is mapped with the table EVENTS in the database</text:p>
        </text:list-item>
        <text:list-item>
          <text:p text:style-name="P185">@Column element is used to map the entities with the column in the database.</text:p>
        </text:list-item>
        <text:list-item>
          <text:p text:style-name="P18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2">
        <text:list-item>
          <text:p text:style-name="P186">Unzip it to a directory, say c:/hsqldb.</text:p>
        </text:list-item>
        <text:list-item>
          <text:p text:style-name="P186">Open a command box and change to c:/hsqldb</text:p>
        </text:list-item>
        <text:list-item>
          <text:p text:style-name="P186">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3">
        <text:list-item>
          <text:h text:style-name="P18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8"><text:s/>&lt;mapping resource="events/Event.hbm.xml"/&gt; </text:span></text:p>
      <text:p text:style-name="Code_20_Indent"/>
      <text:p text:style-name="Code_20_Indent"><text:s text:c="4"/>&lt;/session-factory&gt;</text:p>
      <text:p text:style-name="Code_20_Indent"/>
      <text:list text:style-name="L73">
        <text:list-header>
          <text:p text:style-name="P188">&lt;/hibernate-configuration&gt;</text:p>
        </text:list-header>
        <text:list-item>
          <text:h text:style-name="P18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84"><text:tab/><text:tab/>&lt;mapping class="events.Event"/&gt;</text:p>
      <text:p text:style-name="Code_20_Indent_20_2"><text:span text:style-name="T8"><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4">
        <text:list-item>
          <text:p text:style-name="P189">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9" text:continue-numbering="true">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5">
        <text:list-item>
          <text:p text:style-name="P19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8">forEach="${allEvents}"</text:span> value="${each}"&gt;</text:p>
      <text:p text:style-name="Code_20_Indent"><text:tab/><text:tab/>&lt;listcell <text:span text:style-name="T8">label="${each.title}"</text:span>/&gt;</text:p>
      <text:p text:style-name="Code_20_Indent"><text:tab/><text:tab/>&lt;zscript&gt;String datestr = new SimpleDateFormat("yyyy/MM/dd").format(each.date);&lt;/zscript&gt;</text:p>
      <text:p text:style-name="Code_20_Indent"><text:tab/><text:tab/>&lt;listcell <text:span text:style-name="T8">label="${datestr}"</text:span>/&gt;</text:p>
      <text:p text:style-name="Code_20_Indent"><text:tab/>&lt;/listitem&gt;</text:p>
      <text:p text:style-name="Code_20_Indent">&lt;/listbox&gt;</text:p>
      <text:p text:style-name="Code_20_Indent">&lt;/zk&gt;</text:p>
      <text:list text:style-name="L75" text:continue-numbering="true">
        <text:list-header>
          <text:p text:style-name="P190"/>
        </text:list-header>
        <text:list-item>
          <text:p text:style-name="P190">Open a browser and visit the ZUML page. (ex. <text:span text:style-name="Source_20_Text">http://localhost:8080/event/event.zul</text:span>)</text:p>
        </text:list-item>
      </text:list>
      <text:p text:style-name="Text_20_body"/>
      <text:p text:style-name="Text_20_body"/>
      <text:h text:style-name="P140"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1">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1">Put spring.jar into your <text:span text:style-name="Source_20_Text">$myApp/WEB-INF/lib/</text:span></text:p>
          <text:list>
            <text:list-header>
              <text:p text:style-name="P192"><text:span text:style-name="Source_20_Text">$myApp represents the name of your web application.</text:span></text:p>
            </text:list-header>
          </text:list>
        </text:list-item>
      </text:list>
      <text:h text:style-name="Heading_20_3" text:outline-level="3">Configure <text:span text:style-name="T126">web.xml</text:span></text:h>
      <text:p text:style-name="Text_20_body_20_indent"><text:span text:style-name="T57">In your web.xml, you have to def</text:span><text:span text:style-name="T127">ine</text:span><text:span text:style-name="T57"> </text:span><text:span text:style-name="Source_20_Text">org.springframework.web.context.ContextLoaderListener</text:span><text:span text:style-name="T57">, and to specify the location of the configuration file to load bean definitions.</text:span></text:p>
      <text:p text:style-name="Code_20_Indent">&lt;context-param&gt;<text:line-break/> <text:s/>&lt;param-name&gt;<text:span text:style-name="T8">contextConfigLocation</text:span>&lt;/param-name&gt;<text:line-break/> <text:s/>&lt;param-value&gt;<text:span text:style-name="T8">/WEB-INF/applicationContext.xml</text:span>&lt;/param-value&gt;<text:line-break/>&lt;/context-param&gt;<text:line-break/><text:line-break/>&lt;listener&gt;<text:line-break/>&lt;listener-class&gt;<text:span text:style-name="T8">org.springframework.web.context.ContextLoaderListener</text:span>&lt;/listener-class&gt;<text:line-break/>&lt;/listener&gt;</text:p>
      <text:h text:style-name="P193" text:outline-level="3">Create Spring Configuration File</text:h>
      <text:p text:style-name="Text_20_body_20_indent"><text:span text:style-name="T128">Define bean definitions in </text:span><text:span text:style-name="T54">applicationContext.xml</text:span><text:span text:style-name="T128"> file, and put it into your </text:span><text:span text:style-name="T54">WEB-INF</text:span><text:span text:style-name="T128"> directory.</text:span></text:p>
      <text:p text:style-name="Code_20_Indent">&lt;?xml version="1.0" encoding="UTF-8"?&gt;<text:line-break/>&lt;!DOCTYPE beans PUBLIC "-//SPRING//DTD BEAN//EN" "http://www.springframework.org/dtd/spring-beans.dtd"&gt;<text:line-break/><text:line-break/>&lt;beans&gt;<text:line-break/> <text:s/>&lt;bean id="<text:span text:style-name="T8">DataSource</text:span>" class="test.DataSourceImpl"/&gt;<text:line-break/>&lt;/beans&gt;</text:p>
      <text:h text:style-name="Heading_20_3" text:outline-level="3">Creating <text:s/>Spring Bean Class</text:h>
      <text:p text:style-name="Text_20_body_20_indent"><text:span text:style-name="T111">For OOP programming, you have to define a DataSource interface:</text:span></text:p>
      <text:p text:style-name="Text_20_body_20_indent"><text:span text:style-name="T129">DataSource.java</text:span></text:p>
      <text:p text:style-name="Code_20_Indent"><text:span text:style-name="T111">package test;<text:line-break/><text:line-break/>public interface </text:span><text:span text:style-name="T130">DataSource</text:span><text:span text:style-name="T111"><text:line-break/>{<text:line-break/> <text:s/>java.util.List getElementsList();<text:line-break/>} </text:span></text:p>
      <text:p text:style-name="Text_20_body_20_indent"><text:span text:style-name="T131">and its implementation:</text:span></text:p>
      <text:p text:style-name="Text_20_body_20_indent"><text:span text:style-name="T132">DataSourceImpl.java</text:span></text:p>
      <text:p text:style-name="Code_20_Indent">package test;<text:line-break/><text:line-break/>import java.util.*;<text:line-break/><text:line-break/>public class <text:span text:style-name="T8">DataSourceImpl</text:span> implements <text:span text:style-name="T8">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33">There are two ways to access Spring-Managed beans in your ZUML page. One is using </text:span><text:span text:style-name="T134">variable-resolver</text:span><text:span text:style-name="T133">, and the other is using </text:span><text:span text:style-name="T134">SpringUtil</text:span><text:span text:style-name="T133">. Which to use depends on your usage, in the ZUML page, we suggest you to use </text:span><text:span text:style-name="T134">variable-resolver</text:span><text:span text:style-name="T133">. </text:span></text:p>
      <text:h text:style-name="P194" text:outline-level="3"><text:span text:style-name="Source_20_Text">Using </text:span><text:span text:style-name="T126">variable-Resolver</text:span></text:h>
      <text:p text:style-name="Text_20_body_20_indent">Simply declare the <text:span text:style-name="Source_20_Text">variable-resolver</text:span> for <text:span text:style-name="T135">org.zkoss.zkplus.spring.DelegatingVariableResolver</text:span> on top of your ZUML page, then, in the rest of your page, you can access any Spring-Managed beans directly using its bean-id.</text:p>
      <text:p text:style-name="Code_20_Indent"><text:span text:style-name="T8">&lt;?variable-resolver class="org.zkoss.zkplus.spring.DelegatingVariableResolver"?&gt;</text:span><text:line-break/> <text:s/>&lt;window&gt;<text:line-break/> <text:s/>&lt;grid&gt;<text:line-break/> <text:s text:c="3"/>&lt;rows&gt;<text:line-break/> <text:s text:c="4"/>&lt;row forEach="${<text:span text:style-name="T8">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T136">DataSource</text:span> automatically for you, and returned a list to the <text:span text:style-name="Source_20_Text">forEach</text:span> loop.</text:p>
      <text:h text:style-name="Heading_20_3" text:outline-level="3">Using <text:span text:style-name="T126">SpringUtil</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8">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95">Spring Security 2.0 is the next generation security system for the Spring Framework. It has added many new features since its predecessor Acegi Security System. </text:p>
      <text:h text:style-name="Heading_20_3" text:outline-level="3">Running a sample application</text:h>
      <text:list text:style-name="L77">
        <text:list-item>
          <text:p text:style-name="P196">Download the war file</text:p>
          <text:p text:style-name="P196"><text:a xlink:type="simple" xlink:href="http://downloads.sourceforge.net/zkforge/zkspringsec2.war">http://downloads.sourceforge.net/zkforge/zkspringsec2.war</text:a></text:p>
          <text:p text:style-name="P197">The tutorial sample is borrowed from Spring Security 2.0, and has been modified to work with ZK seamlessly.</text:p>
        </text:list-item>
        <text:list-item>
          <text:p text:style-name="P196">Deploy the war file</text:p>
        </text:list-item>
      </text:list>
      <text:list text:style-name="L78">
        <text:list-item>
          <text:p text:style-name="P19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7" text:continue-numbering="true">
        <text:list-item>
          <text:p text:style-name="P196">Use your browser to visit:</text:p>
          <text:p text:style-name="P196"><text:a xlink:type="simple" xlink:href="http://localhost:8080/zkspringsec2/">http://localhost:8080/zkspringsec2/</text:a></text:p>
          <text:p text:style-name="P197">username/password <text:s/>is <text:s/>rod/koala <text:s/></text:p>
        </text:list-item>
      </text:list>
      <text:h text:style-name="Heading_20_3" text:outline-level="3">Prerequisites of using Spring Security</text:h>
      <text:p text:style-name="Text_20_body_20_indent"><text:span text:style-name="T53">To make Spring Security work with ZK properly, you have to copy the following jars to </text:span><text:span text:style-name="T54">/WEB-INF/lib</text:span><text:span text:style-name="T131">.</text:span></text:p>
      <text:list text:style-name="L79">
        <text:list-item>
          <text:p text:style-name="P199"><text:span text:style-name="T137">ZK Spring Integration Library jar file</text:span></text:p>
        </text:list-item>
      </text:list>
      <text:p text:style-name="Code_20_Indent_20_3"><text:span text:style-name="T138">zkspring.jar</text:span></text:p>
      <text:list text:style-name="L80">
        <text:list-item>
          <text:p text:style-name="P20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T139">standard-1.1.2.jar</text:span></text:p>
      <text:h text:style-name="Heading_20_3" text:outline-level="3">Configure the <text:span text:style-name="T11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 text:c="6"/>- Applied by ContextLoaderListener.</text:p>
      <text:p text:style-name="Code_20_Indent"><text:s text:c="6"/>--&gt;</text:p>
      <text:p text:style-name="P152"><text:s text:c="4"/>&lt;context-param&gt;</text:p>
      <text:p text:style-name="P152"><text:s text:c="8"/>&lt;param-name&gt;contextConfigLocation&lt;/param-name&gt;</text:p>
      <text:p text:style-name="P152"><text:s text:c="8"/>&lt;param-value&gt;</text:p>
      <text:p text:style-name="P152"><text:s text:c="12"/>...</text:p>
      <text:p text:style-name="P152"><text:s text:c="12"/>/WEB-INF/applicationContext-security.xml</text:p>
      <text:p text:style-name="P152"><text:s text:c="8"/>&lt;/param-value&gt;</text:p>
      <text:p text:style-name="P152"><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8"><text:s/>&lt;listener&gt;</text:span></text:p>
      <text:p text:style-name="P152"><text:s text:c="8"/>&lt;listener-class&gt;org.springframework.web.context.ContextLoaderListener&lt;/listener-class&gt;</text:p>
      <text:p text:style-name="P152"><text:s text:c="4"/>&lt;/listener&gt; <text:s text:c="3"/></text:p>
      <text:p text:style-name="Code_20_Indent">&lt;!--</text:p>
      <text:p text:style-name="Code_20_Indent"><text:s text:c="6"/>- Spring Security Filter Chains</text:p>
      <text:p text:style-name="Code_20_Indent"><text:s text:c="6"/>--&gt;</text:p>
      <text:p text:style-name="P152">&lt;filter&gt;</text:p>
      <text:p text:style-name="P152">&lt;filter-name&gt;springSecurityFilterChain&lt;/filter-name&gt;</text:p>
      <text:p text:style-name="P152">&lt;filter-class&gt;org.springframework.web.filter.DelegatingFilterProxy&lt;/filter-class&gt;</text:p>
      <text:p text:style-name="P152">&lt;/filter&gt;</text:p>
      <text:h text:style-name="Heading_20_3" text:outline-level="3"><text:span text:style-name="T140">Create </text:span><text:span text:style-name="T141">/WEB-INF/applicationContext-security.xml</text:span></text:h>
      <text:p text:style-name="Text_20_body_20_indent"><text:span text:style-name="T140">Create </text:span><text:span text:style-name="T97">application-security.xml</text:span><text:span text:style-name="T140"> file under $myApp</text:span><text:span text:style-name="T97">/WEB-INF/</text:span><text:span text:style-name="T140">. This file include required dentitions of spring-security. </text:span></text:p>
      <text:p text:style-name="Code_20_Indent"><text:span text:style-name="T142">&lt;!--</text:span></text:p>
      <text:p text:style-name="Code_20_Indent"><text:span text:style-name="T142"><text:s text:c="2"/>- Spring namespace-based configuration</text:span></text:p>
      <text:p text:style-name="Code_20_Indent"><text:span text:style-name="T142"><text:s text:c="2"/>--&gt;</text:span></text:p>
      <text:p text:style-name="Code_20_Indent"><text:span text:style-name="T142">&lt;beans:beans xmlns="http://www.springframework.org/schema/security"</text:span></text:p>
      <text:p text:style-name="Code_20_Indent"><text:span text:style-name="T142"><text:s text:c="4"/>xmlns:beans="http://www.springframework.org/schema/beans"</text:span></text:p>
      <text:p text:style-name="Code_20_Indent"><text:span text:style-name="T142"><text:s text:c="4"/>xmlns:xsi="http://www.w3.org/2001/XMLSchema-instance"</text:span></text:p>
      <text:p text:style-name="Code_20_Indent"><text:span text:style-name="T142"><text:s text:c="4"/>xsi:schemaLocation="http://www.springframework.org/schema/beans </text:span></text:p>
      <text:p text:style-name="Code_20_Indent"><text:span text:style-name="T142"><text:s text:c="8"/>http://www.springframework.org/schema/beans/spring-beans-2.0.xsd</text:span></text:p>
      <text:p text:style-name="Code_20_Indent"><text:span text:style-name="T142"><text:s text:c="8"/>http://www.springframework.org/schema/security </text:span></text:p>
      <text:p text:style-name="Code_20_Indent"><text:span text:style-name="T142"><text:s text:c="8"/>http://www.springframework.org/schema/security/spring-security-2.0.1.xsd"&gt;</text:span></text:p>
      <text:p text:style-name="Code_20_Indent"><text:span text:style-name="T142"/></text:p>
      <text:p text:style-name="Code_20_Indent"><text:span text:style-name="T142"><text:s text:c="4"/>&lt;!--</text:span></text:p>
      <text:p text:style-name="Code_20_Indent"><text:span text:style-name="T142"><text:s text:c="6"/>- Enable the @Secured annotation to secure service layer methods</text:span></text:p>
      <text:p text:style-name="Code_20_Indent"><text:span text:style-name="T142"><text:s text:c="6"/>--&gt;</text:span></text:p>
      <text:p text:style-name="Code_20_Indent"><text:span text:style-name="T142"><text:s text:c="4"/>&lt;global-method-security secured-annotations="enabled"&gt;</text:span></text:p>
      <text:p text:style-name="Code_20_Indent"><text:span text:style-name="T142"><text:s text:c="4"/>&lt;/global-method-security&gt;</text:span></text:p>
      <text:p text:style-name="Code_20_Indent"><text:span text:style-name="T142"/></text:p>
      <text:p text:style-name="Code_20_Indent"><text:span text:style-name="T142"><text:s text:c="4"/>&lt;!--</text:span></text:p>
      <text:p text:style-name="Code_20_Indent"><text:span text:style-name="T142"><text:s text:c="6"/>- Secure the page per the URL pattern</text:span></text:p>
      <text:p text:style-name="Code_20_Indent"><text:span text:style-name="T142"><text:s text:c="6"/>--&gt;</text:span></text:p>
      <text:p text:style-name="Code_20_Indent"><text:span text:style-name="T142"><text:s text:c="4"/>&lt;http auto-config="true"&gt;</text:span></text:p>
      <text:p text:style-name="Code_20_Indent"><text:span text:style-name="T142"><text:s text:c="8"/>&lt;intercept-url pattern="/secure/extreme/**" access="ROLE_SUPERVISOR"/&gt;</text:span></text:p>
      <text:p text:style-name="Code_20_Indent"><text:span text:style-name="T142"><text:s text:c="8"/>&lt;intercept-url pattern="/secure/**" access="IS_AUTHENTICATED_REMEMBERED" /&gt;</text:span></text:p>
      <text:p text:style-name="Code_20_Indent"><text:span text:style-name="T142"><text:s text:c="8"/>&lt;intercept-url pattern="/**" access="IS_AUTHENTICATED_ANONYMOUSLY" /&gt;</text:span></text:p>
      <text:p text:style-name="Code_20_Indent"><text:span text:style-name="T142"/></text:p>
      <text:p text:style-name="Code_20_Indent"><text:span text:style-name="T142"><text:s text:c="8"/>&lt;!-- use own login page rather than the default one --&gt;</text:span></text:p>
      <text:p text:style-name="Code_20_Indent"><text:span text:style-name="T142"><text:s text:c="8"/>&lt;form-login login-page="/login.zul"/&gt;</text:span></text:p>
      <text:p text:style-name="Code_20_Indent"><text:span text:style-name="T142"><text:s text:c="4"/>&lt;/http&gt;</text:span></text:p>
      <text:p text:style-name="Code_20_Indent"><text:span text:style-name="T142"/></text:p>
      <text:p text:style-name="Code_20_Indent"><text:span text:style-name="T142"><text:s text:c="4"/>&lt;!--</text:span></text:p>
      <text:p text:style-name="Code_20_Indent"><text:span text:style-name="T142"><text:s text:c="4"/>Usernames/Passwords are</text:span></text:p>
      <text:p text:style-name="Code_20_Indent"><text:span text:style-name="T142"><text:s text:c="8"/>rod/koala</text:span></text:p>
      <text:p text:style-name="Code_20_Indent"><text:span text:style-name="T142"><text:s text:c="8"/>dianne/emu</text:span></text:p>
      <text:p text:style-name="Code_20_Indent"><text:span text:style-name="T142"><text:s text:c="8"/>scott/wombat</text:span></text:p>
      <text:p text:style-name="Code_20_Indent"><text:span text:style-name="T142"><text:s text:c="8"/>peter/opal</text:span></text:p>
      <text:p text:style-name="Code_20_Indent"><text:span text:style-name="T142"><text:s text:c="6"/>--&gt;</text:span></text:p>
      <text:p text:style-name="Code_20_Indent"><text:span text:style-name="T142"><text:s text:c="4"/>&lt;authentication-provider&gt;</text:span></text:p>
      <text:p text:style-name="Code_20_Indent"><text:span text:style-name="T142"><text:s text:c="8"/>&lt;password-encoder hash="md5"/&gt;</text:span></text:p>
      <text:p text:style-name="Code_20_Indent"><text:span text:style-name="T142"><text:s text:c="8"/>&lt;user-service&gt;</text:span></text:p>
      <text:p text:style-name="Code_20_Indent"><text:span text:style-name="T142"><text:s text:c="12"/>&lt;user name="rod" password="a564de63c2d0da68cf47586ee05984d7" authorities="ROLE_SUPERVISOR, ROLE_USER, ROLE_TELLER" /&gt;</text:span></text:p>
      <text:p text:style-name="Code_20_Indent"><text:span text:style-name="T142"><text:s text:c="12"/>&lt;user name="dianne" password="65d15fe9156f9c4bbffd98085992a44e" authorities="ROLE_USER,ROLE_TELLER" /&gt;</text:span></text:p>
      <text:p text:style-name="Code_20_Indent"><text:span text:style-name="T142"><text:s text:c="12"/>&lt;user name="scott" password="2b58af6dddbd072ed27ffc86725d7d3a" authorities="ROLE_USER" /&gt;</text:span></text:p>
      <text:p text:style-name="Code_20_Indent"><text:span text:style-name="T142"><text:s text:c="12"/>&lt;user name="peter" password="22b5c9accc6e1ba628cedc63a72d57f8" authorities="ROLE_USER" /&gt;</text:span></text:p>
      <text:p text:style-name="Code_20_Indent"><text:span text:style-name="T142"><text:s text:c="8"/>&lt;/user-service&gt;</text:span></text:p>
      <text:p text:style-name="Code_20_Indent"><text:span text:style-name="T142"><text:s text:c="4"/>&lt;/authentication-provider&gt;</text:span></text:p>
      <text:p text:style-name="Code_20_Indent"><text:span text:style-name="T142">&lt;/beans:beans&gt;</text:span></text:p>
      <text:h text:style-name="Heading_20_3" text:outline-level="3"><text:span text:style-name="T143">Def</text:span><text:span text:style-name="T140">ine which service to be secured</text:span></text:h>
      <text:p text:style-name="Text_20_body_20_indent"><text:span text:style-name="T140">Use Spring Security annotation </text:span><text:span text:style-name="T97">@Secured</text:span><text:span text:style-name="T140"> to protect the calling of a business service as follows: </text:span></text:p>
      <text:p text:style-name="Code_20_Indent"><text:span text:style-name="T144">public interface BankService {<text:line-break/><text:tab/><text:line-break/><text:tab/></text:span><text:span text:style-name="T145">@Secured("IS_AUTHENTICATED_ANONYMOUSLY")</text:span><text:span text:style-name="T144"><text:line-break/><text:tab/>public Account readAccount(Long id);<text:line-break/><text:tab/><text:tab/><text:line-break/><text:tab/></text:span><text:span text:style-name="T145">@Secured("IS_AUTHENTICATED_ANONYMOUSLY")</text:span><text:span text:style-name="T144"><text:line-break/><text:tab/>public Account[] findAccounts();<text:line-break/><text:tab/><text:line-break/><text:tab/></text:span><text:span text:style-name="T145">@Secured("ROLE_TELLER")</text:span><text:span text:style-name="T144"><text:line-break/><text:tab/>public Account post(Account account, double amount);<text:line-break/>}</text:span></text:p>
      <text:h text:style-name="Heading_20_3" text:outline-level="3"><text:span text:style-name="T143">Def</text:span><text:span text:style-name="T140">ine which ZK event to be secured</text:span></text:h>
      <text:p text:style-name="Text_20_body_20_indent"><text:span text:style-name="Source_20_Text">In /WEB-INF/applicationContext-security.xml, define required configurations of the namespace of zk, and specify which ZK event to secure as follows,</text:span></text:p>
      <text:p text:style-name="Code_20_Indent">&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8">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8">http://www.zkoss.org/2008/zkspring</text:span></text:p>
      <text:p text:style-name="Code_20_Indent"><text:span text:style-name="T8"><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201">&lt;zksp:zk-event login-template-close-delay="5"&gt;</text:p>
      <text:p text:style-name="P201">&lt;zksp:intercept-event event="onClick" path="//**/btn_*" access="ROLE_TELLER"/&gt;</text:p>
      <text:p text:style-name="P201">&lt;zksp:intercept-event path="/**" access="IS_AUTHENTICATED_ANONYMOUSLY"/&gt;</text:p>
      <text:p text:style-name="P201">&lt;/zksp:zk-event&gt;</text:p>
      <text:p text:style-name="Code_20_Indent"><text:s text:c="4"/></text:p>
      <text:p text:style-name="Code_20_Indent">&lt;/beans:beans&gt;</text:p>
      <text:list text:style-name="L81">
        <text:list-item>
          <text:p text:style-name="P202"><text:span text:style-name="T3">xmlns:zksp="http://www.zkoss.org/2008/zkspring</text:span> tells the Spring Security engine that we will use the ZK Spring namespace configuration and define the name space to zksp.</text:p>
        </text:list-item>
        <text:list-item>
          <text:p text:style-name="P202"><text:span text:style-name="T3">http://www.zkoss.org/2008/zkspring</text:span> <text:span text:style-name="T3">http://www.zkoss.org/2008/zkspring/zkspring.xsd</text:span> tells the Spring Security engine where to find such ZK Spring namespace configuration schema.</text:p>
        </text:list-item>
        <text:list-item>
          <text:p text:style-name="P202"><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202"><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202"><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T97">onClick</text:span><text:span text:style-name="T2"> event of </text:span><text:span text:style-name="T97">Button</text:span><text:span text:style-name="T2"> component has been secured by Spring-Security. </text:span></text:p>
      <text:p text:style-name="P152">&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8">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8">id="btn_m20_${each.id}"</text:span> label="-$20" <text:span text:style-name="T8">onClick="adjBalance(self)"</text:span>&gt;</text:p>
      <text:p text:style-name="Code_20_Indent"><text:s text:c="20"/>&lt;custom-attributes aid="${each.id}" bal="-20"/&gt;</text:p>
      <text:p text:style-name="Code_20_Indent"><text:s text:c="16"/>&lt;/button&gt; </text:p>
      <text:p text:style-name="Code_20_Indent"><text:s text:c="16"/>&lt;button <text:span text:style-name="T8">id="btn_m5_${each.id}"</text:span> label="-$5" <text:span text:style-name="T8">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87"/>
      <text:p text:style-name="Text_20_body_20_indent"/>
      <text:h text:style-name="P140"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2">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0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20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52"><text:tab/><text:tab/>&lt;init-param&gt;</text:p>
      <text:p text:style-name="P152"><text:tab/><text:tab/><text:tab/>&lt;param-name&gt;log-level&lt;/param-name&gt;</text:p>
      <text:p text:style-name="P152"><text:tab/><text:tab/><text:tab/>&lt;param-value&gt;OFF&lt;/param-value&gt;</text:p>
      <text:p text:style-name="P15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20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3</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18T15:27:39</dc:date>
    <meta:printed-by>Henri Chen</meta:printed-by>
    <meta:print-date>2006-08-04T11:03:45</meta:print-date>
    <meta:keyword>ZK ZUL ZHTML</meta:keyword>
    <dc:language>en-US</dc:language>
    <meta:editing-cycles>5083</meta:editing-cycles>
    <meta:editing-duration>P20DT0H2M46S</meta:editing-duration>
    <meta:user-defined meta:name="Info 1"/>
    <meta:user-defined meta:name="Info 2"/>
    <meta:user-defined meta:name="Info 3"/>
    <meta:user-defined meta:name="Info 4"/>
    <meta:document-statistic meta:table-count="38" meta:image-count="110" meta:object-count="0" meta:page-count="293" meta:paragraph-count="7925" meta:word-count="68815" meta:character-count="452121"/>
  </office:meta>
</office:document-meta>
</file>